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Arial, sans-serif"/>
    <style:font-face style:name="var body-font-family" svg:font-family="'var body-font-family', 'var font-family-segoe'"/>
    <style:font-face style:name="Arial2"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fo:font-variant="normal" fo:text-transform="none" fo:color="#1c2b33" style:font-name="Times New Roman" fo:font-size="16pt" fo:letter-spacing="normal" fo:font-style="normal" fo:font-weight="bold" officeooo:paragraph-rsid="0017510e" style:font-size-asian="16pt" style:font-weight-asian="bold" style:font-size-complex="16pt" style:font-weight-complex="bold"/>
    </style:style>
    <style:style style:name="P2" style:family="paragraph" style:parent-style-name="Standard">
      <style:paragraph-properties fo:margin-left="0cm" fo:margin-right="0cm" fo:orphans="2" fo:widows="2" fo:text-indent="0cm" style:auto-text-indent="false"/>
      <style:text-properties fo:font-variant="normal" fo:text-transform="none" fo:color="#1c2b33" style:font-name="Times New Roman" fo:font-size="16pt" fo:letter-spacing="normal" fo:font-style="normal" fo:font-weight="bold" officeooo:paragraph-rsid="0019ed58" style:font-size-asian="16pt" style:font-weight-asian="bold" style:font-size-complex="16pt" style:font-weight-complex="bold"/>
    </style:style>
    <style:style style:name="P3" style:family="paragraph" style:parent-style-name="Standard">
      <style:paragraph-properties fo:margin-left="0cm" fo:margin-right="0cm" fo:orphans="2" fo:widows="2" fo:text-indent="0cm" style:auto-text-indent="false"/>
      <style:text-properties fo:font-variant="normal" fo:text-transform="none" fo:color="#1c2b33" style:font-name="Times New Roman" fo:font-size="16pt" fo:letter-spacing="normal" fo:font-style="normal" fo:font-weight="bold" officeooo:paragraph-rsid="001bb258" style:font-size-asian="16pt" style:font-weight-asian="bold" style:font-size-complex="16pt" style:font-weight-complex="bold"/>
    </style:style>
    <style:style style:name="P4" style:family="paragraph" style:parent-style-name="Standard">
      <style:paragraph-properties fo:margin-left="0cm" fo:margin-right="0cm" fo:orphans="2" fo:widows="2" fo:text-indent="0cm" style:auto-text-indent="false"/>
      <style:text-properties fo:font-variant="normal" fo:text-transform="none" fo:color="#1c2b33" style:font-name="Times New Roman" fo:font-size="16pt" fo:letter-spacing="normal" fo:font-style="normal" fo:font-weight="bold" officeooo:paragraph-rsid="001d3ae8" style:font-size-asian="16pt" style:font-weight-asian="bold" style:font-size-complex="16pt" style:font-weight-complex="bold"/>
    </style:style>
    <style:style style:name="P5" style:family="paragraph" style:parent-style-name="Standard">
      <style:paragraph-properties fo:margin-left="0cm" fo:margin-right="0cm" fo:orphans="2" fo:widows="2" fo:text-indent="0cm" style:auto-text-indent="false"/>
      <style:text-properties officeooo:paragraph-rsid="0017510e"/>
    </style:style>
    <style:style style:name="P6" style:family="paragraph" style:parent-style-name="Standard">
      <style:paragraph-properties fo:margin-left="0cm" fo:margin-right="0cm" fo:orphans="2" fo:widows="2" fo:text-indent="0cm" style:auto-text-indent="false"/>
      <style:text-properties officeooo:paragraph-rsid="00191568"/>
    </style:style>
    <style:style style:name="P7" style:family="paragraph" style:parent-style-name="Standard">
      <style:paragraph-properties fo:margin-left="0cm" fo:margin-right="0cm" fo:orphans="2" fo:widows="2" fo:text-indent="0cm" style:auto-text-indent="false"/>
      <style:text-properties officeooo:paragraph-rsid="001bb258"/>
    </style:style>
    <style:style style:name="P8" style:family="paragraph" style:parent-style-name="Standard">
      <style:paragraph-properties fo:margin-left="0cm" fo:margin-right="0cm" fo:orphans="2" fo:widows="2" fo:text-indent="0cm" style:auto-text-indent="false"/>
      <style:text-properties style:font-name="Times New Roman" fo:font-size="14pt" officeooo:paragraph-rsid="00191568" style:font-size-asian="14pt" style:font-size-complex="14pt"/>
    </style:style>
    <style:style style:name="P9" style:family="paragraph" style:parent-style-name="Standard">
      <style:paragraph-properties fo:margin-left="0cm" fo:margin-right="0cm" fo:margin-top="0cm" fo:margin-bottom="0.282cm" loext:contextual-spacing="false" fo:orphans="2" fo:widows="2" fo:text-indent="0cm" style:auto-text-indent="false"/>
      <style:text-properties fo:font-variant="normal" fo:text-transform="none" fo:color="#1c2b33" style:font-name="Times New Roman" fo:font-size="16pt" fo:letter-spacing="normal" fo:font-style="normal" fo:font-weight="bold" style:font-size-asian="16pt" style:font-weight-asian="bold" style:font-size-complex="16pt" style:font-weight-complex="bold"/>
    </style:style>
    <style:style style:name="P10" style:family="paragraph" style:parent-style-name="Standard">
      <style:paragraph-properties fo:margin-left="0cm" fo:margin-right="0cm" fo:margin-top="0cm" fo:margin-bottom="0.282cm" loext:contextual-spacing="false" fo:orphans="2" fo:widows="2" fo:text-indent="0cm" style:auto-text-indent="false"/>
      <style:text-properties fo:font-variant="normal" fo:text-transform="none" fo:color="#1c2b33" style:font-name="Times New Roman" fo:font-size="16pt" fo:letter-spacing="normal" fo:font-style="normal" fo:font-weight="bold" style:font-size-asian="16pt" style:font-size-complex="16pt"/>
    </style:style>
    <style:style style:name="P11" style:family="paragraph" style:parent-style-name="Standard">
      <style:paragraph-properties fo:margin-left="0cm" fo:margin-right="0cm" fo:margin-top="0cm" fo:margin-bottom="0.282cm" loext:contextual-spacing="false" fo:orphans="2" fo:widows="2" fo:text-indent="0cm" style:auto-text-indent="false"/>
      <style:text-properties fo:font-variant="normal" fo:text-transform="none" fo:color="#1c2b33" style:font-name="Times New Roman" fo:font-size="16pt" fo:letter-spacing="normal" fo:font-style="normal" fo:font-weight="normal" style:font-size-asian="16pt" style:font-size-complex="16pt"/>
    </style:style>
    <style:style style:name="P12" style:family="paragraph" style:parent-style-name="Text_20_body">
      <style:paragraph-properties fo:margin-left="0cm" fo:margin-right="0cm" fo:margin-top="0cm" fo:margin-bottom="0.282cm" loext:contextual-spacing="false" fo:orphans="2" fo:widows="2" fo:text-indent="0cm" style:auto-text-indent="false"/>
      <style:text-properties fo:font-variant="normal" fo:text-transform="none" fo:color="#1c2b33" style:font-name="Times New Roman" fo:font-size="16pt" fo:letter-spacing="normal" fo:font-style="normal" fo:font-weight="bold" style:font-size-asian="16pt" style:font-size-complex="16pt"/>
    </style:style>
    <style:style style:name="P13" style:family="paragraph" style:parent-style-name="Text_20_body">
      <style:paragraph-properties fo:margin-left="0cm" fo:margin-right="0cm" fo:margin-top="0cm" fo:margin-bottom="0.282cm" loext:contextual-spacing="false" fo:orphans="2" fo:widows="2" fo:text-indent="0cm" style:auto-text-indent="false"/>
      <style:text-properties fo:font-variant="normal" fo:text-transform="none" fo:color="#1c2b33" style:font-name="Times New Roman" fo:font-size="16pt" fo:letter-spacing="normal" fo:font-style="normal" fo:font-weight="bold" officeooo:paragraph-rsid="00191568" style:font-size-asian="16pt" style:font-size-complex="16pt"/>
    </style:style>
    <style:style style:name="P14" style:family="paragraph" style:parent-style-name="Text_20_body">
      <style:paragraph-properties fo:margin-left="0cm" fo:margin-right="0cm" fo:margin-top="0cm" fo:margin-bottom="0.282cm" loext:contextual-spacing="false" fo:orphans="2" fo:widows="2" fo:text-indent="0cm" style:auto-text-indent="false"/>
      <style:text-properties fo:font-variant="normal" fo:text-transform="none" fo:color="#1c2b33" style:font-name="Times New Roman" fo:font-size="16pt" fo:letter-spacing="normal" fo:font-style="normal" fo:font-weight="normal" style:font-size-asian="16pt" style:font-size-complex="16pt"/>
    </style:style>
    <style:style style:name="P15" style:family="paragraph" style:parent-style-name="Text_20_body">
      <style:paragraph-properties fo:margin-left="0cm" fo:margin-right="0cm" fo:margin-top="0cm" fo:margin-bottom="0.282cm" loext:contextual-spacing="false" fo:orphans="2" fo:widows="2" fo:text-indent="0cm" style:auto-text-indent="false"/>
      <style:text-properties fo:font-variant="normal" fo:text-transform="none" fo:color="#1c2b33" style:font-name="Times New Roman" fo:font-size="16pt" fo:letter-spacing="normal" fo:font-style="normal" fo:font-weight="normal" officeooo:paragraph-rsid="00191568" style:font-size-asian="16pt" style:font-size-complex="16pt"/>
    </style:style>
    <style:style style:name="P16" style:family="paragraph" style:parent-style-name="Preformatted_20_Text">
      <style:paragraph-properties fo:margin-left="0cm" fo:margin-right="0cm" fo:margin-top="0cm" fo:margin-bottom="0cm" loext:contextual-spacing="false" fo:line-height="150%" fo:orphans="2" fo:widows="2" fo:text-indent="0cm" style:auto-text-indent="false" fo:padding="0cm" fo:border="none"/>
    </style:style>
    <style:style style:name="P17" style:family="paragraph" style:parent-style-name="Text_20_body">
      <style:paragraph-properties fo:margin-left="0cm" fo:margin-right="0cm" fo:margin-top="0cm" fo:margin-bottom="0.141cm" loext:contextual-spacing="false" fo:orphans="2" fo:widows="2" fo:text-indent="0cm" style:auto-text-indent="false"/>
      <style:text-properties fo:font-variant="normal" fo:text-transform="none" fo:color="#1c2b33" style:font-name="Times New Roman" fo:font-size="18pt" fo:letter-spacing="normal" fo:font-style="normal" fo:font-weight="bold" style:font-size-asian="18pt" style:font-weight-asian="bold" style:font-size-complex="18pt" style:font-weight-complex="bold"/>
    </style:style>
    <style:style style:name="P18" style:family="paragraph" style:parent-style-name="Preformatted_20_Text">
      <style:paragraph-properties fo:margin-top="0cm" fo:margin-bottom="0cm" loext:contextual-spacing="false" fo:line-height="150%" fo:orphans="2" fo:widows="2" fo:padding="0cm" fo:border="none"/>
    </style:style>
    <style:style style:name="P19" style:family="paragraph" style:parent-style-name="Preformatted_20_Text">
      <style:paragraph-properties fo:margin-top="0cm" fo:margin-bottom="0cm" loext:contextual-spacing="false" fo:line-height="150%" fo:orphans="2" fo:widows="2" fo:padding="0cm" fo:border="none"/>
      <style:text-properties style:font-name="Times New Roman" fo:font-size="18pt" fo:font-weight="bold" style:font-size-asian="18pt" style:font-weight-asian="bold" style:font-size-complex="18pt" style:font-weight-complex="bold"/>
    </style:style>
    <style:style style:name="P20" style:family="paragraph" style:parent-style-name="Text_20_body">
      <style:paragraph-properties fo:margin-top="0cm" fo:margin-bottom="0.141cm" loext:contextual-spacing="false" fo:orphans="2" fo:widows="2" fo:padding="0cm" fo:border="none"/>
      <style:text-properties fo:font-variant="normal" fo:text-transform="none" fo:color="#1c2b33" style:font-name="Times New Roman" fo:font-size="16pt" fo:letter-spacing="normal" fo:font-style="normal" fo:font-weight="normal" style:font-size-asian="16pt" style:font-size-complex="16pt"/>
    </style:style>
    <style:style style:name="P21" style:family="paragraph" style:parent-style-name="Standard">
      <style:paragraph-properties fo:margin-left="0cm" fo:margin-right="0cm" fo:orphans="2" fo:widows="2" fo:text-indent="0cm" style:auto-text-indent="false"/>
      <style:text-properties fo:font-variant="normal" fo:text-transform="none" fo:color="#202124" style:font-name="Times New Roman" fo:font-size="16pt" fo:letter-spacing="normal" fo:font-style="normal" fo:font-weight="bold" officeooo:paragraph-rsid="00191568" style:font-size-asian="16pt" style:font-weight-asian="bold" style:font-size-complex="16pt" style:font-weight-complex="bold"/>
    </style:style>
    <style:style style:name="P22" style:family="paragraph" style:parent-style-name="Standard">
      <style:paragraph-properties fo:margin-left="0cm" fo:margin-right="0cm" fo:orphans="2" fo:widows="2" fo:text-indent="0cm" style:auto-text-indent="false"/>
      <style:text-properties fo:font-variant="normal" fo:text-transform="none" fo:color="#202124" style:font-name="Times New Roman" fo:font-size="16pt" fo:letter-spacing="normal" fo:font-style="normal" fo:font-weight="bold" officeooo:paragraph-rsid="00163711" style:font-size-asian="16pt" style:font-weight-asian="bold" style:font-size-complex="16pt" style:font-weight-complex="bold"/>
    </style:style>
    <style:style style:name="P23" style:family="paragraph" style:parent-style-name="Standard">
      <style:paragraph-properties fo:margin-left="0cm" fo:margin-right="0cm" fo:orphans="2" fo:widows="2" fo:text-indent="0cm" style:auto-text-indent="false"/>
      <style:text-properties fo:font-variant="normal" fo:text-transform="none" fo:color="#202124" style:font-name="Times New Roman" fo:font-size="16pt" fo:letter-spacing="normal" fo:font-style="normal" fo:font-weight="bold" officeooo:paragraph-rsid="0017510e" style:font-size-asian="16pt" style:font-weight-asian="bold" style:font-size-complex="16pt" style:font-weight-complex="bold"/>
    </style:style>
    <style:style style:name="P24" style:family="paragraph" style:parent-style-name="Standard">
      <style:paragraph-properties fo:margin-left="0cm" fo:margin-right="0cm" fo:orphans="2" fo:widows="2" fo:text-indent="0cm" style:auto-text-indent="false"/>
      <style:text-properties fo:font-variant="normal" fo:text-transform="none" fo:color="#202124" style:font-name="Times New Roman" fo:font-size="16pt" fo:letter-spacing="normal" fo:font-style="normal" fo:font-weight="bold" officeooo:paragraph-rsid="001fda69" style:font-size-asian="16pt" style:font-weight-asian="bold" style:font-size-complex="16pt" style:font-weight-complex="bold"/>
    </style:style>
    <style:style style:name="P25" style:family="paragraph" style:parent-style-name="Standard">
      <style:paragraph-properties fo:margin-left="0cm" fo:margin-right="0cm" fo:orphans="2" fo:widows="2" fo:text-indent="0cm" style:auto-text-indent="false"/>
      <style:text-properties fo:font-variant="normal" fo:text-transform="none" fo:color="#202124" style:font-name="Times New Roman" fo:font-size="16pt" fo:letter-spacing="normal" fo:font-style="normal" fo:font-weight="normal" officeooo:paragraph-rsid="001bb258" style:font-size-asian="16pt" style:font-weight-asian="normal" style:font-size-complex="16pt" style:font-weight-complex="normal"/>
    </style:style>
    <style:style style:name="P26" style:family="paragraph" style:parent-style-name="Standard">
      <style:paragraph-properties fo:margin-left="0cm" fo:margin-right="0cm" fo:orphans="2" fo:widows="2" fo:text-indent="0cm" style:auto-text-indent="false"/>
      <style:text-properties fo:font-variant="normal" fo:text-transform="none" fo:color="#202124" style:font-name="Times New Roman" fo:font-size="16pt" fo:letter-spacing="normal" fo:font-style="normal" fo:font-weight="normal" officeooo:paragraph-rsid="0019ed58" style:font-size-asian="16pt" style:font-weight-asian="normal" style:font-size-complex="16pt" style:font-weight-complex="normal"/>
    </style:style>
    <style:style style:name="P27" style:family="paragraph" style:parent-style-name="Standard">
      <style:paragraph-properties fo:margin-left="0cm" fo:margin-right="0cm" fo:orphans="2" fo:widows="2" fo:text-indent="0cm" style:auto-text-indent="false"/>
      <style:text-properties fo:font-variant="normal" fo:text-transform="none" fo:color="#202124" style:font-name="Times New Roman" fo:font-size="16pt" fo:letter-spacing="normal" fo:font-style="normal" fo:font-weight="normal" officeooo:paragraph-rsid="001d3ae8" style:font-size-asian="16pt" style:font-weight-asian="normal" style:font-size-complex="16pt" style:font-weight-complex="normal"/>
    </style:style>
    <style:style style:name="P28" style:family="paragraph" style:parent-style-name="Standard">
      <style:paragraph-properties fo:margin-left="0cm" fo:margin-right="0cm" fo:orphans="2" fo:widows="2" fo:text-indent="0cm" style:auto-text-indent="false"/>
      <style:text-properties fo:font-variant="normal" fo:text-transform="none" fo:color="#202124" style:font-name="Times New Roman" fo:font-size="16pt" fo:letter-spacing="normal" fo:font-style="normal" fo:font-weight="normal" officeooo:paragraph-rsid="00163711" style:font-size-asian="16pt" style:font-weight-asian="normal" style:font-size-complex="16pt" style:font-weight-complex="normal"/>
    </style:style>
    <style:style style:name="P29" style:family="paragraph" style:parent-style-name="Standard">
      <style:paragraph-properties fo:margin-left="0cm" fo:margin-right="0cm" fo:orphans="2" fo:widows="2" fo:text-indent="0cm" style:auto-text-indent="false"/>
      <style:text-properties fo:font-variant="normal" fo:text-transform="none" fo:color="#202124" style:font-name="Times New Roman" fo:font-size="16pt" fo:letter-spacing="normal" fo:font-style="normal" fo:font-weight="normal" officeooo:paragraph-rsid="001fda69" style:font-size-asian="16pt" style:font-weight-asian="normal" style:font-size-complex="16pt" style:font-weight-complex="normal"/>
    </style:style>
    <style:style style:name="P30" style:family="paragraph" style:parent-style-name="Standard">
      <style:paragraph-properties fo:margin-left="0cm" fo:margin-right="0cm" fo:orphans="2" fo:widows="2" fo:text-indent="0cm" style:auto-text-indent="false"/>
      <style:text-properties fo:font-variant="normal" fo:text-transform="none" fo:color="#202124" style:font-name="Times New Roman" fo:font-size="16pt" fo:letter-spacing="normal" fo:font-style="normal" fo:font-weight="normal" officeooo:rsid="001bb258" officeooo:paragraph-rsid="001bb258" style:font-size-asian="16pt" style:font-weight-asian="normal" style:font-size-complex="16pt" style:font-weight-complex="normal"/>
    </style:style>
    <style:style style:name="P31" style:family="paragraph" style:parent-style-name="Standard">
      <style:paragraph-properties fo:margin-left="0cm" fo:margin-right="0cm" fo:orphans="2" fo:widows="2" fo:text-indent="0cm" style:auto-text-indent="false"/>
      <style:text-properties fo:font-variant="normal" fo:text-transform="none" fo:color="#202124" style:font-name="Times New Roman" fo:font-size="16pt" fo:letter-spacing="normal" fo:font-style="normal" fo:font-weight="normal" officeooo:rsid="001d3ae8" officeooo:paragraph-rsid="001d3ae8" style:font-size-asian="16pt" style:font-weight-asian="normal" style:font-size-complex="16pt" style:font-weight-complex="normal"/>
    </style:style>
    <style:style style:name="P32" style:family="paragraph" style:parent-style-name="Standard">
      <style:paragraph-properties fo:margin-left="0cm" fo:margin-right="0cm" fo:orphans="2" fo:widows="2" fo:text-indent="0cm" style:auto-text-indent="false"/>
      <style:text-properties fo:font-variant="normal" fo:text-transform="none" fo:color="#202124" style:font-name="Times New Roman" fo:font-size="16pt" fo:letter-spacing="normal" fo:font-style="normal" fo:font-weight="normal" officeooo:rsid="001d3ae8" officeooo:paragraph-rsid="001fda69" style:font-size-asian="16pt" style:font-weight-asian="normal" style:font-size-complex="16pt" style:font-weight-complex="normal"/>
    </style:style>
    <style:style style:name="P33" style:family="paragraph" style:parent-style-name="Standard">
      <style:paragraph-properties fo:margin-left="0cm" fo:margin-right="0cm" fo:orphans="2" fo:widows="2" fo:text-indent="0cm" style:auto-text-indent="false"/>
      <style:text-properties fo:font-variant="normal" fo:text-transform="none" fo:color="#202124" style:font-name="Times New Roman" fo:font-size="18pt" fo:letter-spacing="normal" fo:font-style="normal" fo:font-weight="bold" officeooo:paragraph-rsid="00163711" style:font-size-asian="18pt" style:font-weight-asian="bold" style:font-size-complex="18pt" style:font-weight-complex="bold"/>
    </style:style>
    <style:style style:name="P34" style:family="paragraph" style:parent-style-name="Standard">
      <style:paragraph-properties fo:margin-left="0cm" fo:margin-right="0cm" fo:orphans="2" fo:widows="2" fo:text-indent="0cm" style:auto-text-indent="false"/>
      <style:text-properties fo:font-variant="normal" fo:text-transform="none" fo:color="#202124" style:font-name="Times New Roman" fo:font-size="18pt" fo:letter-spacing="normal" fo:font-style="normal" fo:font-weight="bold" officeooo:paragraph-rsid="001fda69" style:font-size-asian="18pt" style:font-weight-asian="bold" style:font-size-complex="18pt" style:font-weight-complex="bold"/>
    </style:style>
    <style:style style:name="P35" style:family="paragraph" style:parent-style-name="Standard">
      <style:paragraph-properties fo:margin-left="0cm" fo:margin-right="0cm" fo:orphans="2" fo:widows="2" fo:text-indent="0cm" style:auto-text-indent="false"/>
      <style:text-properties fo:font-variant="normal" fo:text-transform="none" fo:color="#1c2b33" style:font-name="Times New Roman" fo:font-size="16pt" fo:letter-spacing="normal" fo:font-style="normal" fo:font-weight="normal" officeooo:paragraph-rsid="0019ed58" style:font-size-asian="16pt" style:font-weight-asian="normal" style:font-size-complex="16pt" style:font-weight-complex="normal"/>
    </style:style>
    <style:style style:name="P36" style:family="paragraph" style:parent-style-name="Standard">
      <style:paragraph-properties fo:margin-left="0cm" fo:margin-right="0cm" fo:orphans="2" fo:widows="2" fo:text-indent="0cm" style:auto-text-indent="false"/>
      <style:text-properties fo:font-variant="normal" fo:text-transform="none" fo:color="#1c2b33" style:font-name="Times New Roman" fo:font-size="16pt" fo:letter-spacing="normal" fo:font-style="normal" fo:font-weight="normal" officeooo:paragraph-rsid="001bb258" style:font-size-asian="16pt" style:font-weight-asian="normal" style:font-size-complex="16pt" style:font-weight-complex="normal"/>
    </style:style>
    <style:style style:name="P37" style:family="paragraph" style:parent-style-name="Standard">
      <style:paragraph-properties fo:margin-left="0cm" fo:margin-right="0cm" fo:orphans="2" fo:widows="2" fo:text-indent="0cm" style:auto-text-indent="false"/>
      <style:text-properties fo:font-variant="normal" fo:text-transform="none" fo:color="#1c2b33" style:font-name="Times New Roman" fo:font-size="16pt" fo:letter-spacing="normal" fo:font-style="normal" fo:font-weight="bold" officeooo:paragraph-rsid="001fda69" style:font-size-asian="16pt" style:font-weight-asian="bold" style:font-size-complex="16pt" style:font-weight-complex="bold"/>
    </style:style>
    <style:style style:name="P38" style:family="paragraph" style:parent-style-name="Standard">
      <style:paragraph-properties fo:margin-left="0cm" fo:margin-right="0cm" fo:orphans="2" fo:widows="2" fo:text-indent="0cm" style:auto-text-indent="false"/>
      <style:text-properties fo:font-variant="normal" fo:text-transform="none" fo:color="#1c2b33" style:font-name="Times New Roman" fo:font-size="18pt" fo:letter-spacing="normal" fo:font-style="normal" fo:font-weight="bold" officeooo:paragraph-rsid="00163711" style:font-size-asian="18pt" style:font-weight-asian="bold" style:font-size-complex="18pt" style:font-weight-complex="bold"/>
    </style:style>
    <style:style style:name="P39" style:family="paragraph" style:parent-style-name="Standard">
      <style:paragraph-properties fo:margin-left="0cm" fo:margin-right="0cm" fo:orphans="2" fo:widows="2" fo:text-indent="0cm" style:auto-text-indent="false"/>
      <style:text-properties fo:font-variant="normal" fo:text-transform="none" fo:color="#1c2b33" style:font-name="Times New Roman" fo:font-size="18pt" fo:letter-spacing="normal" fo:font-style="normal" fo:font-weight="bold" officeooo:paragraph-rsid="001fda69" style:font-size-asian="18pt" style:font-weight-asian="bold" style:font-size-complex="18pt" style:font-weight-complex="bold"/>
    </style:style>
    <style:style style:name="P40" style:family="paragraph" style:parent-style-name="Standard">
      <style:paragraph-properties fo:margin-left="0cm" fo:margin-right="0cm" fo:margin-top="0cm" fo:margin-bottom="0.282cm" loext:contextual-spacing="false" fo:orphans="2" fo:widows="2" fo:text-indent="0cm" style:auto-text-indent="false"/>
      <style:text-properties fo:font-variant="normal" fo:text-transform="none" fo:color="#1c2b33" style:font-name="Times New Roman" fo:font-size="16pt" fo:letter-spacing="normal" fo:font-style="normal" fo:font-weight="bold" officeooo:paragraph-rsid="001fda69" style:font-size-asian="16pt" style:font-weight-asian="bold" style:font-size-complex="16pt" style:font-weight-complex="bold"/>
    </style:style>
    <style:style style:name="P41" style:family="paragraph" style:parent-style-name="Standard">
      <style:paragraph-properties fo:margin-left="0cm" fo:margin-right="0cm" fo:margin-top="0cm" fo:margin-bottom="0.282cm" loext:contextual-spacing="false" fo:orphans="2" fo:widows="2" fo:text-indent="0cm" style:auto-text-indent="false"/>
      <style:text-properties fo:font-variant="normal" fo:text-transform="none" fo:color="#1c2b33" style:font-name="Times New Roman" fo:font-size="16pt" fo:letter-spacing="normal" fo:font-style="normal" fo:font-weight="bold" officeooo:paragraph-rsid="001fda69" style:font-size-asian="16pt" style:font-size-complex="16pt"/>
    </style:style>
    <style:style style:name="P42" style:family="paragraph" style:parent-style-name="Standard">
      <style:paragraph-properties fo:margin-left="0cm" fo:margin-right="0cm" fo:margin-top="0cm" fo:margin-bottom="0.282cm" loext:contextual-spacing="false" fo:orphans="2" fo:widows="2" fo:text-indent="0cm" style:auto-text-indent="false"/>
      <style:text-properties fo:font-variant="normal" fo:text-transform="none" fo:color="#1c2b33" style:font-name="Times New Roman" fo:font-size="16pt" fo:letter-spacing="normal" fo:font-style="normal" fo:font-weight="normal" officeooo:paragraph-rsid="001fda69" style:font-size-asian="16pt" style:font-size-complex="16pt"/>
    </style:style>
    <style:style style:name="P43" style:family="paragraph" style:parent-style-name="Preformatted_20_Text">
      <style:paragraph-properties fo:margin-left="0cm" fo:margin-right="0cm" fo:margin-top="0cm" fo:margin-bottom="0cm" loext:contextual-spacing="false" fo:line-height="150%" fo:orphans="2" fo:widows="2" fo:text-indent="0cm" style:auto-text-indent="false" fo:padding="0cm" fo:border="none"/>
      <style:text-properties officeooo:paragraph-rsid="001fda69"/>
    </style:style>
    <style:style style:name="P44" style:family="paragraph" style:parent-style-name="Preformatted_20_Text">
      <style:paragraph-properties fo:margin-top="0cm" fo:margin-bottom="0cm" loext:contextual-spacing="false" fo:line-height="150%" fo:orphans="2" fo:widows="2" fo:padding="0cm" fo:border="none"/>
      <style:text-properties officeooo:paragraph-rsid="001fda69"/>
    </style:style>
    <style:style style:name="P45" style:family="paragraph" style:parent-style-name="Preformatted_20_Text">
      <style:paragraph-properties fo:margin-top="0cm" fo:margin-bottom="0cm" loext:contextual-spacing="false" fo:line-height="150%" fo:orphans="2" fo:widows="2" fo:padding="0cm" fo:border="none"/>
      <style:text-properties style:font-name="Times New Roman" fo:font-size="18pt" fo:font-weight="bold" officeooo:paragraph-rsid="001fda69" style:font-size-asian="18pt" style:font-weight-asian="bold" style:font-size-complex="18pt" style:font-weight-complex="bold"/>
    </style:style>
    <style:style style:name="P46" style:family="paragraph" style:parent-style-name="Text_20_body" style:list-style-name="L1">
      <style:paragraph-properties fo:margin-left="0cm" fo:margin-right="0cm" fo:margin-top="0cm" fo:margin-bottom="0.141cm" loext:contextual-spacing="false" fo:orphans="2" fo:widows="2" fo:text-indent="0cm" style:auto-text-indent="false" fo:padding="0cm" fo:border="none"/>
      <style:text-properties fo:font-variant="normal" fo:text-transform="none" fo:color="#1c2b33" style:font-name="Times New Roman" fo:font-size="16pt" fo:letter-spacing="normal" fo:font-style="normal" fo:font-weight="normal" style:font-size-asian="16pt" style:font-size-complex="16pt"/>
    </style:style>
    <style:style style:name="P47" style:family="paragraph" style:parent-style-name="Text_20_body" style:list-style-name="L1">
      <style:paragraph-properties fo:margin-left="0cm" fo:margin-right="0cm" fo:margin-top="0cm" fo:margin-bottom="0.141cm" loext:contextual-spacing="false" fo:orphans="2" fo:widows="2" fo:text-indent="0cm" style:auto-text-indent="false" fo:padding="0cm" fo:border="none"/>
      <style:text-properties fo:font-variant="normal" fo:text-transform="none" fo:color="#1c2b33" style:font-name="Times New Roman" fo:font-size="16pt" fo:letter-spacing="normal" fo:font-style="normal" fo:font-weight="normal" officeooo:paragraph-rsid="001fda69" style:font-size-asian="16pt" style:font-size-complex="16pt"/>
    </style:style>
    <style:style style:name="P48" style:family="paragraph" style:parent-style-name="Text_20_body" style:list-style-name="L2">
      <style:paragraph-properties fo:margin-left="0cm" fo:margin-right="0cm" fo:margin-top="0cm" fo:margin-bottom="0.141cm" loext:contextual-spacing="false" fo:orphans="2" fo:widows="2" fo:text-indent="0cm" style:auto-text-indent="false" fo:padding="0cm" fo:border="none"/>
      <style:text-properties fo:font-variant="normal" fo:text-transform="none" fo:color="#1c2b33" style:font-name="Times New Roman" fo:font-size="16pt" fo:letter-spacing="normal" fo:font-style="normal" fo:font-weight="normal" style:font-size-asian="16pt" style:font-size-complex="16pt"/>
    </style:style>
    <style:style style:name="P49" style:family="paragraph" style:parent-style-name="Text_20_body" style:list-style-name="L3">
      <style:paragraph-properties fo:margin-left="0cm" fo:margin-right="0cm" fo:margin-top="0cm" fo:margin-bottom="0.141cm" loext:contextual-spacing="false" fo:orphans="2" fo:widows="2" fo:text-indent="0cm" style:auto-text-indent="false" fo:padding="0cm" fo:border="none"/>
      <style:text-properties fo:font-variant="normal" fo:text-transform="none" fo:color="#1c2b33" style:font-name="Times New Roman" fo:font-size="16pt" fo:letter-spacing="normal" fo:font-style="normal" fo:font-weight="normal" style:font-size-asian="16pt" style:font-size-complex="16pt"/>
    </style:style>
    <style:style style:name="P50" style:family="paragraph" style:parent-style-name="Text_20_body" style:list-style-name="L4">
      <style:paragraph-properties fo:margin-left="0cm" fo:margin-right="0cm" fo:margin-top="0cm" fo:margin-bottom="0.141cm" loext:contextual-spacing="false" fo:orphans="2" fo:widows="2" fo:text-indent="0cm" style:auto-text-indent="false" fo:padding="0cm" fo:border="none"/>
      <style:text-properties fo:font-variant="normal" fo:text-transform="none" fo:color="#1c2b33" style:font-name="Times New Roman" fo:font-size="16pt" fo:letter-spacing="normal" fo:font-style="normal" fo:font-weight="normal" style:font-size-asian="16pt" style:font-size-complex="16pt"/>
    </style:style>
    <style:style style:name="P51" style:family="paragraph" style:parent-style-name="Text_20_body" style:list-style-name="L5">
      <style:paragraph-properties fo:margin-left="0cm" fo:margin-right="0cm" fo:margin-top="0cm" fo:margin-bottom="0.141cm" loext:contextual-spacing="false" fo:orphans="2" fo:widows="2" fo:text-indent="0cm" style:auto-text-indent="false" fo:padding="0cm" fo:border="none"/>
      <style:text-properties fo:font-variant="normal" fo:text-transform="none" fo:color="#1c2b33" style:font-name="Times New Roman" fo:font-size="16pt" fo:letter-spacing="normal" fo:font-style="normal" fo:font-weight="normal" style:font-size-asian="16pt" style:font-size-complex="16pt"/>
    </style:style>
    <style:style style:name="P52" style:family="paragraph" style:parent-style-name="Text_20_body" style:list-style-name="L6">
      <style:paragraph-properties fo:margin-left="0cm" fo:margin-right="0cm" fo:margin-top="0cm" fo:margin-bottom="0.141cm" loext:contextual-spacing="false" fo:orphans="2" fo:widows="2" fo:text-indent="0cm" style:auto-text-indent="false" fo:padding="0cm" fo:border="none"/>
      <style:text-properties fo:font-variant="normal" fo:text-transform="none" fo:color="#1c2b33" style:font-name="Times New Roman" fo:font-size="16pt" fo:letter-spacing="normal" fo:font-style="normal" fo:font-weight="normal" style:font-size-asian="16pt" style:font-size-complex="16pt"/>
    </style:style>
    <style:style style:name="P53" style:family="paragraph" style:parent-style-name="Text_20_body" style:list-style-name="L7">
      <style:paragraph-properties fo:margin-left="0cm" fo:margin-right="0cm" fo:margin-top="0cm" fo:margin-bottom="0.141cm" loext:contextual-spacing="false" fo:orphans="2" fo:widows="2" fo:text-indent="0cm" style:auto-text-indent="false" fo:padding="0cm" fo:border="none"/>
      <style:text-properties fo:font-variant="normal" fo:text-transform="none" fo:color="#1c2b33" style:font-name="Times New Roman" fo:font-size="16pt" fo:letter-spacing="normal" fo:font-style="normal" fo:font-weight="normal" style:font-size-asian="16pt" style:font-size-complex="16pt"/>
    </style:style>
    <style:style style:name="P54" style:family="paragraph" style:parent-style-name="Text_20_body" style:list-style-name="L8">
      <style:paragraph-properties fo:margin-left="0cm" fo:margin-right="0cm" fo:margin-top="0cm" fo:margin-bottom="0.141cm" loext:contextual-spacing="false" fo:orphans="2" fo:widows="2" fo:text-indent="0cm" style:auto-text-indent="false" fo:padding="0cm" fo:border="none"/>
      <style:text-properties fo:font-variant="normal" fo:text-transform="none" fo:color="#1c2b33" style:font-name="Times New Roman" fo:font-size="16pt" fo:letter-spacing="normal" fo:font-style="normal" fo:font-weight="normal" style:font-size-asian="16pt" style:font-size-complex="16pt"/>
    </style:style>
    <style:style style:name="P55" style:family="paragraph" style:parent-style-name="Text_20_body" style:list-style-name="L9">
      <style:paragraph-properties fo:margin-left="0cm" fo:margin-right="0cm" fo:margin-top="0cm" fo:margin-bottom="0.141cm" loext:contextual-spacing="false" fo:orphans="2" fo:widows="2" fo:text-indent="0cm" style:auto-text-indent="false" fo:padding="0cm" fo:border="none"/>
      <style:text-properties fo:font-variant="normal" fo:text-transform="none" fo:color="#1c2b33" style:font-name="Times New Roman" fo:font-size="16pt" fo:letter-spacing="normal" fo:font-style="normal" fo:font-weight="normal" officeooo:paragraph-rsid="001fda69" style:font-size-asian="16pt" style:font-size-complex="16pt"/>
    </style:style>
    <style:style style:name="P56" style:family="paragraph" style:parent-style-name="Text_20_body" style:list-style-name="L10">
      <style:paragraph-properties fo:margin-left="0cm" fo:margin-right="0cm" fo:margin-top="0cm" fo:margin-bottom="0.141cm" loext:contextual-spacing="false" fo:orphans="2" fo:widows="2" fo:text-indent="0cm" style:auto-text-indent="false" fo:padding="0cm" fo:border="none"/>
      <style:text-properties fo:font-variant="normal" fo:text-transform="none" fo:color="#1c2b33" style:font-name="Times New Roman" fo:font-size="16pt" fo:letter-spacing="normal" fo:font-style="normal" fo:font-weight="normal" officeooo:paragraph-rsid="001fda69" style:font-size-asian="16pt" style:font-size-complex="16pt"/>
    </style:style>
    <style:style style:name="P57" style:family="paragraph" style:parent-style-name="Text_20_body" style:list-style-name="L11">
      <style:paragraph-properties fo:margin-left="0cm" fo:margin-right="0cm" fo:margin-top="0cm" fo:margin-bottom="0.141cm" loext:contextual-spacing="false" fo:orphans="2" fo:widows="2" fo:text-indent="0cm" style:auto-text-indent="false" fo:padding="0cm" fo:border="none"/>
      <style:text-properties fo:font-variant="normal" fo:text-transform="none" fo:color="#1c2b33" style:font-name="Times New Roman" fo:font-size="16pt" fo:letter-spacing="normal" fo:font-style="normal" fo:font-weight="normal" officeooo:paragraph-rsid="001fda69" style:font-size-asian="16pt" style:font-size-complex="16pt"/>
    </style:style>
    <style:style style:name="P58" style:family="paragraph" style:parent-style-name="Text_20_body" style:list-style-name="L12">
      <style:paragraph-properties fo:margin-left="0cm" fo:margin-right="0cm" fo:margin-top="0cm" fo:margin-bottom="0.141cm" loext:contextual-spacing="false" fo:orphans="2" fo:widows="2" fo:text-indent="0cm" style:auto-text-indent="false" fo:padding="0cm" fo:border="none"/>
      <style:text-properties fo:font-variant="normal" fo:text-transform="none" fo:color="#1c2b33" style:font-name="Times New Roman" fo:font-size="16pt" fo:letter-spacing="normal" fo:font-style="normal" fo:font-weight="normal" officeooo:paragraph-rsid="001fda69" style:font-size-asian="16pt" style:font-size-complex="16pt"/>
    </style:style>
    <style:style style:name="P59" style:family="paragraph" style:parent-style-name="Text_20_body" style:list-style-name="L13">
      <style:paragraph-properties fo:margin-left="0cm" fo:margin-right="0cm" fo:margin-top="0cm" fo:margin-bottom="0.141cm" loext:contextual-spacing="false" fo:orphans="2" fo:widows="2" fo:text-indent="0cm" style:auto-text-indent="false" fo:padding="0cm" fo:border="none"/>
      <style:text-properties fo:font-variant="normal" fo:text-transform="none" fo:color="#1c2b33" style:font-name="Times New Roman" fo:font-size="16pt" fo:letter-spacing="normal" fo:font-style="normal" fo:font-weight="normal" officeooo:paragraph-rsid="001fda69" style:font-size-asian="16pt" style:font-size-complex="16pt"/>
    </style:style>
    <style:style style:name="P60" style:family="paragraph" style:parent-style-name="Text_20_body" style:list-style-name="L14">
      <style:paragraph-properties fo:margin-left="0cm" fo:margin-right="0cm" fo:margin-top="0cm" fo:margin-bottom="0.141cm" loext:contextual-spacing="false" fo:orphans="2" fo:widows="2" fo:text-indent="0cm" style:auto-text-indent="false" fo:padding="0cm" fo:border="none"/>
      <style:text-properties fo:font-variant="normal" fo:text-transform="none" fo:color="#1c2b33" style:font-name="Times New Roman" fo:font-size="16pt" fo:letter-spacing="normal" fo:font-style="normal" fo:font-weight="normal" officeooo:paragraph-rsid="001fda69" style:font-size-asian="16pt" style:font-size-complex="16pt"/>
    </style:style>
    <style:style style:name="P61" style:family="paragraph" style:parent-style-name="Text_20_body" style:list-style-name="L15">
      <style:paragraph-properties fo:margin-left="0cm" fo:margin-right="0cm" fo:margin-top="0cm" fo:margin-bottom="0.141cm" loext:contextual-spacing="false" fo:orphans="2" fo:widows="2" fo:text-indent="0cm" style:auto-text-indent="false" fo:padding="0cm" fo:border="none"/>
      <style:text-properties fo:font-variant="normal" fo:text-transform="none" fo:color="#1c2b33" style:font-name="Times New Roman" fo:font-size="16pt" fo:letter-spacing="normal" fo:font-style="normal" fo:font-weight="normal" officeooo:paragraph-rsid="001fda69" style:font-size-asian="16pt" style:font-size-complex="16pt"/>
    </style:style>
    <style:style style:name="P62" style:family="paragraph" style:parent-style-name="Text_20_body">
      <style:paragraph-properties fo:margin-left="0cm" fo:margin-right="0cm" fo:margin-top="0cm" fo:margin-bottom="0.141cm" loext:contextual-spacing="false" fo:orphans="2" fo:widows="2" fo:text-indent="0cm" style:auto-text-indent="false"/>
      <style:text-properties fo:font-variant="normal" fo:text-transform="none" fo:color="#1c2b33" style:font-name="Times New Roman" fo:font-size="18pt" fo:letter-spacing="normal" fo:font-style="normal" fo:font-weight="bold" officeooo:paragraph-rsid="001fda69" style:font-size-asian="18pt" style:font-weight-asian="bold" style:font-size-complex="18pt" style:font-weight-complex="bold"/>
    </style:style>
    <style:style style:name="P63" style:family="paragraph" style:parent-style-name="Text_20_body">
      <style:paragraph-properties fo:margin-left="0cm" fo:margin-right="0cm" fo:margin-top="0cm" fo:margin-bottom="0.282cm" loext:contextual-spacing="false" fo:orphans="2" fo:widows="2" fo:text-indent="0cm" style:auto-text-indent="false"/>
      <style:text-properties fo:font-variant="normal" fo:text-transform="none" fo:color="#1c2b33" style:font-name="Times New Roman" fo:font-size="16pt" fo:letter-spacing="normal" fo:font-style="normal" fo:font-weight="bold" officeooo:paragraph-rsid="001fda69" style:font-size-asian="16pt" style:font-size-complex="16pt"/>
    </style:style>
    <style:style style:name="P64" style:family="paragraph" style:parent-style-name="Text_20_body">
      <style:paragraph-properties fo:margin-left="0cm" fo:margin-right="0cm" fo:margin-top="0cm" fo:margin-bottom="0.282cm" loext:contextual-spacing="false" fo:orphans="2" fo:widows="2" fo:text-indent="0cm" style:auto-text-indent="false"/>
      <style:text-properties fo:font-variant="normal" fo:text-transform="none" fo:color="#1c2b33" style:font-name="Times New Roman" fo:font-size="16pt" fo:letter-spacing="normal" fo:font-style="normal" fo:font-weight="normal" officeooo:paragraph-rsid="001fda69" style:font-size-asian="16pt" style:font-size-complex="16pt"/>
    </style:style>
    <style:style style:name="P65" style:family="paragraph" style:parent-style-name="Text_20_body" style:list-style-name="L1">
      <style:paragraph-properties fo:margin-top="0cm" fo:margin-bottom="0.141cm" loext:contextual-spacing="false" fo:orphans="2" fo:widows="2" fo:padding="0cm" fo:border="none"/>
      <style:text-properties fo:font-variant="normal" fo:text-transform="none" fo:color="#1c2b33" style:font-name="Times New Roman" fo:font-size="16pt" fo:letter-spacing="normal" fo:font-style="normal" fo:font-weight="normal" style:font-size-asian="16pt" style:font-size-complex="16pt"/>
    </style:style>
    <style:style style:name="P66" style:family="paragraph" style:parent-style-name="Text_20_body" style:list-style-name="L1">
      <style:paragraph-properties fo:margin-top="0cm" fo:margin-bottom="0.141cm" loext:contextual-spacing="false" fo:orphans="2" fo:widows="2" fo:padding="0cm" fo:border="none"/>
      <style:text-properties fo:font-variant="normal" fo:text-transform="none" fo:color="#1c2b33" style:font-name="Times New Roman" fo:font-size="16pt" fo:letter-spacing="normal" fo:font-style="normal" fo:font-weight="normal" officeooo:paragraph-rsid="001fda69" style:font-size-asian="16pt" style:font-size-complex="16pt"/>
    </style:style>
    <style:style style:name="P67" style:family="paragraph" style:parent-style-name="Text_20_body" style:list-style-name="L2">
      <style:paragraph-properties fo:margin-top="0cm" fo:margin-bottom="0.141cm" loext:contextual-spacing="false" fo:orphans="2" fo:widows="2" fo:padding="0cm" fo:border="none"/>
      <style:text-properties fo:font-variant="normal" fo:text-transform="none" fo:color="#1c2b33" style:font-name="Times New Roman" fo:font-size="16pt" fo:letter-spacing="normal" fo:font-style="normal" fo:font-weight="normal" style:font-size-asian="16pt" style:font-size-complex="16pt"/>
    </style:style>
    <style:style style:name="P68" style:family="paragraph" style:parent-style-name="Text_20_body" style:list-style-name="L3">
      <style:paragraph-properties fo:margin-top="0cm" fo:margin-bottom="0.141cm" loext:contextual-spacing="false" fo:orphans="2" fo:widows="2" fo:padding="0cm" fo:border="none"/>
      <style:text-properties fo:font-variant="normal" fo:text-transform="none" fo:color="#1c2b33" style:font-name="Times New Roman" fo:font-size="16pt" fo:letter-spacing="normal" fo:font-style="normal" fo:font-weight="normal" style:font-size-asian="16pt" style:font-size-complex="16pt"/>
    </style:style>
    <style:style style:name="P69" style:family="paragraph" style:parent-style-name="Text_20_body" style:list-style-name="L4">
      <style:paragraph-properties fo:margin-top="0cm" fo:margin-bottom="0.141cm" loext:contextual-spacing="false" fo:orphans="2" fo:widows="2" fo:padding="0cm" fo:border="none"/>
      <style:text-properties fo:font-variant="normal" fo:text-transform="none" fo:color="#1c2b33" style:font-name="Times New Roman" fo:font-size="16pt" fo:letter-spacing="normal" fo:font-style="normal" fo:font-weight="normal" style:font-size-asian="16pt" style:font-size-complex="16pt"/>
    </style:style>
    <style:style style:name="P70" style:family="paragraph" style:parent-style-name="Text_20_body" style:list-style-name="L5">
      <style:paragraph-properties fo:margin-top="0cm" fo:margin-bottom="0.141cm" loext:contextual-spacing="false" fo:orphans="2" fo:widows="2" fo:padding="0cm" fo:border="none"/>
      <style:text-properties fo:font-variant="normal" fo:text-transform="none" fo:color="#1c2b33" style:font-name="Times New Roman" fo:font-size="16pt" fo:letter-spacing="normal" fo:font-style="normal" fo:font-weight="normal" style:font-size-asian="16pt" style:font-size-complex="16pt"/>
    </style:style>
    <style:style style:name="P71" style:family="paragraph" style:parent-style-name="Text_20_body" style:list-style-name="L6">
      <style:paragraph-properties fo:margin-top="0cm" fo:margin-bottom="0.141cm" loext:contextual-spacing="false" fo:orphans="2" fo:widows="2" fo:padding="0cm" fo:border="none"/>
      <style:text-properties fo:font-variant="normal" fo:text-transform="none" fo:color="#1c2b33" style:font-name="Times New Roman" fo:font-size="16pt" fo:letter-spacing="normal" fo:font-style="normal" fo:font-weight="normal" style:font-size-asian="16pt" style:font-size-complex="16pt"/>
    </style:style>
    <style:style style:name="P72" style:family="paragraph" style:parent-style-name="Text_20_body" style:list-style-name="L7">
      <style:paragraph-properties fo:margin-top="0cm" fo:margin-bottom="0.141cm" loext:contextual-spacing="false" fo:orphans="2" fo:widows="2" fo:padding="0cm" fo:border="none"/>
      <style:text-properties fo:font-variant="normal" fo:text-transform="none" fo:color="#1c2b33" style:font-name="Times New Roman" fo:font-size="16pt" fo:letter-spacing="normal" fo:font-style="normal" fo:font-weight="normal" style:font-size-asian="16pt" style:font-size-complex="16pt"/>
    </style:style>
    <style:style style:name="P73" style:family="paragraph" style:parent-style-name="Text_20_body" style:list-style-name="L8">
      <style:paragraph-properties fo:margin-top="0cm" fo:margin-bottom="0.141cm" loext:contextual-spacing="false" fo:orphans="2" fo:widows="2" fo:padding="0cm" fo:border="none"/>
      <style:text-properties fo:font-variant="normal" fo:text-transform="none" fo:color="#1c2b33" style:font-name="Times New Roman" fo:font-size="16pt" fo:letter-spacing="normal" fo:font-style="normal" fo:font-weight="normal" style:font-size-asian="16pt" style:font-size-complex="16pt"/>
    </style:style>
    <style:style style:name="P74" style:family="paragraph" style:parent-style-name="Text_20_body" style:list-style-name="L9">
      <style:paragraph-properties fo:margin-top="0cm" fo:margin-bottom="0.141cm" loext:contextual-spacing="false" fo:orphans="2" fo:widows="2" fo:padding="0cm" fo:border="none"/>
      <style:text-properties fo:font-variant="normal" fo:text-transform="none" fo:color="#1c2b33" style:font-name="Times New Roman" fo:font-size="16pt" fo:letter-spacing="normal" fo:font-style="normal" fo:font-weight="normal" officeooo:paragraph-rsid="001fda69" style:font-size-asian="16pt" style:font-size-complex="16pt"/>
    </style:style>
    <style:style style:name="P75" style:family="paragraph" style:parent-style-name="Text_20_body" style:list-style-name="L10">
      <style:paragraph-properties fo:margin-top="0cm" fo:margin-bottom="0.141cm" loext:contextual-spacing="false" fo:orphans="2" fo:widows="2" fo:padding="0cm" fo:border="none"/>
      <style:text-properties fo:font-variant="normal" fo:text-transform="none" fo:color="#1c2b33" style:font-name="Times New Roman" fo:font-size="16pt" fo:letter-spacing="normal" fo:font-style="normal" fo:font-weight="normal" officeooo:paragraph-rsid="001fda69" style:font-size-asian="16pt" style:font-size-complex="16pt"/>
    </style:style>
    <style:style style:name="P76" style:family="paragraph" style:parent-style-name="Text_20_body" style:list-style-name="L11">
      <style:paragraph-properties fo:margin-top="0cm" fo:margin-bottom="0.141cm" loext:contextual-spacing="false" fo:orphans="2" fo:widows="2" fo:padding="0cm" fo:border="none"/>
      <style:text-properties fo:font-variant="normal" fo:text-transform="none" fo:color="#1c2b33" style:font-name="Times New Roman" fo:font-size="16pt" fo:letter-spacing="normal" fo:font-style="normal" fo:font-weight="normal" officeooo:paragraph-rsid="001fda69" style:font-size-asian="16pt" style:font-size-complex="16pt"/>
    </style:style>
    <style:style style:name="P77" style:family="paragraph" style:parent-style-name="Text_20_body" style:list-style-name="L12">
      <style:paragraph-properties fo:margin-top="0cm" fo:margin-bottom="0.141cm" loext:contextual-spacing="false" fo:orphans="2" fo:widows="2" fo:padding="0cm" fo:border="none"/>
      <style:text-properties fo:font-variant="normal" fo:text-transform="none" fo:color="#1c2b33" style:font-name="Times New Roman" fo:font-size="16pt" fo:letter-spacing="normal" fo:font-style="normal" fo:font-weight="normal" officeooo:paragraph-rsid="001fda69" style:font-size-asian="16pt" style:font-size-complex="16pt"/>
    </style:style>
    <style:style style:name="P78" style:family="paragraph" style:parent-style-name="Text_20_body" style:list-style-name="L13">
      <style:paragraph-properties fo:margin-top="0cm" fo:margin-bottom="0.141cm" loext:contextual-spacing="false" fo:orphans="2" fo:widows="2" fo:padding="0cm" fo:border="none"/>
      <style:text-properties fo:font-variant="normal" fo:text-transform="none" fo:color="#1c2b33" style:font-name="Times New Roman" fo:font-size="16pt" fo:letter-spacing="normal" fo:font-style="normal" fo:font-weight="normal" officeooo:paragraph-rsid="001fda69" style:font-size-asian="16pt" style:font-size-complex="16pt"/>
    </style:style>
    <style:style style:name="P79" style:family="paragraph" style:parent-style-name="Text_20_body" style:list-style-name="L14">
      <style:paragraph-properties fo:margin-top="0cm" fo:margin-bottom="0.141cm" loext:contextual-spacing="false" fo:orphans="2" fo:widows="2" fo:padding="0cm" fo:border="none"/>
      <style:text-properties fo:font-variant="normal" fo:text-transform="none" fo:color="#1c2b33" style:font-name="Times New Roman" fo:font-size="16pt" fo:letter-spacing="normal" fo:font-style="normal" fo:font-weight="normal" officeooo:paragraph-rsid="001fda69" style:font-size-asian="16pt" style:font-size-complex="16pt"/>
    </style:style>
    <style:style style:name="P80" style:family="paragraph" style:parent-style-name="Text_20_body" style:list-style-name="L15">
      <style:paragraph-properties fo:margin-top="0cm" fo:margin-bottom="0.141cm" loext:contextual-spacing="false" fo:orphans="2" fo:widows="2" fo:padding="0cm" fo:border="none"/>
      <style:text-properties fo:font-variant="normal" fo:text-transform="none" fo:color="#1c2b33" style:font-name="Times New Roman" fo:font-size="16pt" fo:letter-spacing="normal" fo:font-style="normal" fo:font-weight="normal" officeooo:paragraph-rsid="001fda69" style:font-size-asian="16pt" style:font-size-complex="16pt"/>
    </style:style>
    <style:style style:name="P81" style:family="paragraph" style:parent-style-name="Text_20_body">
      <style:paragraph-properties fo:margin-top="0cm" fo:margin-bottom="0.141cm" loext:contextual-spacing="false" fo:orphans="2" fo:widows="2" fo:padding="0cm" fo:border="none"/>
      <style:text-properties fo:font-variant="normal" fo:text-transform="none" fo:color="#1c2b33" style:font-name="Times New Roman" fo:font-size="16pt" fo:letter-spacing="normal" fo:font-style="normal" fo:font-weight="normal" officeooo:paragraph-rsid="001fda69" style:font-size-asian="16pt" style:font-size-complex="16pt"/>
    </style:style>
    <style:style style:name="T1" style:family="text">
      <style:text-properties fo:font-variant="normal" fo:text-transform="none" fo:color="#1c2b33" style:font-name="Times New Roman" fo:font-size="16pt" fo:letter-spacing="normal" fo:font-style="normal" fo:font-weight="bold" style:font-size-asian="16pt" style:font-weight-asian="bold" style:font-size-complex="16pt" style:font-weight-complex="bold"/>
    </style:style>
    <style:style style:name="T2" style:family="text">
      <style:text-properties fo:font-variant="normal" fo:text-transform="none" fo:color="#1c2b33" style:font-name="Times New Roman" fo:font-size="16pt" fo:letter-spacing="normal" fo:font-style="normal" fo:font-weight="normal" style:font-size-asian="16pt" style:font-weight-asian="normal" style:font-size-complex="16pt" style:font-weight-complex="normal"/>
    </style:style>
    <style:style style:name="T3" style:family="text">
      <style:text-properties fo:font-variant="normal" fo:text-transform="none" fo:color="#202124" style:font-name="Roboto" fo:font-size="13pt" fo:letter-spacing="normal" fo:font-style="normal" fo:font-weight="bold" style:font-size-asian="13pt" style:font-weight-asian="bold" style:font-size-complex="13pt" style:font-weight-complex="bold"/>
    </style:style>
    <style:style style:name="T4" style:family="text">
      <style:text-properties fo:font-variant="normal" fo:text-transform="none" fo:color="#202124" style:font-name="Roboto" fo:font-size="13pt" fo:letter-spacing="normal" fo:font-style="normal" fo:font-weight="normal" style:font-size-asian="13pt" style:font-weight-asian="normal" style:font-size-complex="13pt" style:font-weight-complex="normal"/>
    </style:style>
    <style:style style:name="T5" style:family="text">
      <style:text-properties fo:font-variant="normal" fo:text-transform="none" fo:color="#202124" style:font-name="Roboto" fo:font-size="16pt" fo:letter-spacing="normal" fo:font-style="normal" fo:font-weight="normal" style:font-size-asian="16pt" style:font-weight-asian="normal" style:font-size-complex="16pt" style:font-weight-complex="normal"/>
    </style:style>
    <style:style style:name="T6" style:family="text">
      <style:text-properties fo:font-variant="normal" fo:text-transform="none" fo:color="#202124" fo:letter-spacing="normal" fo:font-style="normal" fo:font-weight="bold" style:font-weight-asian="bold" style:font-weight-complex="bold"/>
    </style:style>
    <style:style style:name="T7" style:family="text">
      <style:text-properties fo:font-variant="normal" fo:text-transform="none" fo:color="#202124" fo:letter-spacing="normal" fo:font-style="normal" fo:font-weight="normal" style:font-weight-asian="normal" style:font-weight-complex="normal"/>
    </style:style>
    <style:style style:name="T8" style:family="text">
      <style:text-properties fo:font-variant="normal" fo:text-transform="none" fo:color="#202124" style:font-name="Times New Roman" fo:font-size="16pt" fo:letter-spacing="normal" fo:font-style="normal" fo:font-weight="bold" style:font-size-asian="16pt" style:font-weight-asian="bold" style:font-size-complex="16pt" style:font-weight-complex="bold"/>
    </style:style>
    <style:style style:name="T9" style:family="text">
      <style:text-properties fo:font-variant="normal" fo:text-transform="none" fo:color="#202124" style:font-name="Times New Roman" fo:font-size="16pt" fo:letter-spacing="normal" fo:font-style="normal" fo:font-weight="normal" style:font-size-asian="16pt" style:font-weight-asian="normal" style:font-size-complex="16pt" style:font-weight-complex="normal"/>
    </style:style>
    <style:style style:name="T10" style:family="text">
      <style:text-properties fo:font-variant="normal" fo:text-transform="none" fo:color="#202124" style:font-name="Times New Roman" fo:font-size="14pt" fo:letter-spacing="normal" fo:font-style="normal" fo:font-weight="bold" style:font-size-asian="14pt" style:font-weight-asian="bold" style:font-size-complex="14pt" style:font-weight-complex="bold"/>
    </style:style>
    <style:style style:name="T11" style:family="text">
      <style:text-properties fo:font-variant="normal" fo:text-transform="none" fo:color="#202124" style:font-name="Times New Roman" fo:font-size="14pt" fo:letter-spacing="normal" fo:font-style="normal" fo:font-weight="normal" style:font-size-asian="14pt" style:font-weight-asian="normal" style:font-size-complex="14pt" style:font-weight-complex="normal"/>
    </style:style>
    <style:style style:name="T12" style:family="text">
      <style:text-properties fo:font-variant="normal" fo:text-transform="none" fo:color="#000000" style:font-name="Times New Roman" fo:font-size="18pt" fo:letter-spacing="normal" fo:font-style="normal" fo:font-weight="bold" fo:background-color="#f5f2f0" loext:char-shading-value="0" style:font-size-asian="18pt" style:font-weight-asian="bold" style:font-size-complex="18pt" style:font-weight-complex="bold" loext:padding="0cm" loext:border="none"/>
    </style:style>
    <style:style style:name="T13" style:family="text">
      <style:text-properties fo:font-weight="normal" style:font-weight-asian="normal" style:font-weight-complex="normal"/>
    </style:style>
    <style:style style:name="T14" style:family="text">
      <style:text-properties style:font-name="var body-font-family" fo:font-size="13pt" fo:font-weight="bold" style:font-size-asian="13pt" style:font-weight-asian="bold" style:font-size-complex="13pt" style:font-weight-complex="bold"/>
    </style:style>
    <style:style style:name="T15" style:family="text">
      <style:text-properties style:font-name="var body-font-family" fo:font-size="13pt" fo:font-weight="normal" style:font-size-asian="13pt" style:font-weight-asian="normal" style:font-size-complex="13pt" style:font-weight-complex="normal"/>
    </style:style>
    <style:style style:name="T16" style:family="text">
      <style:text-properties fo:color="#202124"/>
    </style:style>
    <style:style style:name="T17" style:family="text">
      <style:text-properties fo:color="#202124" fo:font-weight="normal" style:font-weight-asian="normal" style:font-weight-complex="normal"/>
    </style:style>
    <style:style style:name="T18" style:family="text">
      <style:text-properties fo:color="#202124" fo:font-size="16pt" fo:font-weight="normal" style:font-size-asian="16pt" style:font-weight-asian="normal" style:font-size-complex="16pt" style:font-weight-complex="normal"/>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Air Quality Index Prediction Using PM 2.5 value Machine Learning </text:p>
      <text:p text:style-name="P21"/>
      <text:p text:style-name="P8"><text:span text:style-name="T6"><text:line-break/>Project Title: </text:span><text:span text:style-name="T7">Air Quality Index (AQI) Prediction using Machine Learning</text:span><text:span text:style-name="T6"><text:line-break/>Project Description: </text:span><text:span text:style-name="T7">This project aims to develop a machine learning model that can accurately predict the Air Quality Index (AQI) based on historical data of pollutant concentrations and meteorological factors.</text:span><text:span text:style-name="T6"><text:line-break/></text:span></text:p>
      <text:p text:style-name="P8"><text:span text:style-name="T6">Objectives:<text:line-break/></text:span><text:span text:style-name="T7">Collect and preprocess historical data of pollutant concentrations and meteorological factors<text:line-break/>Develop and train a machine learning model to predict AQI<text:line-break/>Evaluate the performance of the model using various metrics<text:line-break/>Use the model to make predictions on new data</text:span><text:span text:style-name="T6"><text:line-break/></text:span></text:p>
      <text:p text:style-name="P8"><text:span text:style-name="T6">Methodology:<text:line-break/>Data Collection: </text:span><text:span text:style-name="T7">Collect historical data of pollutant concentrations (PM2.5, PM10, NO2, etc.) and meteorological factors (temperature, humidity, wind speed, etc.) from various sources</text:span><text:span text:style-name="T6"><text:line-break/>Data Preprocessing: </text:span><text:span text:style-name="T7">Clean and preprocess the data by handling missing values, normalizing, and feature scaling</text:span><text:span text:style-name="T6"><text:line-break/>Model Development: </text:span><text:span text:style-name="T7">Develop and train a machine learning model using the preprocessed data</text:span><text:span text:style-name="T6"><text:line-break/>Model Evaluation: </text:span><text:span text:style-name="T7">Evaluate the performance of the model using metrics such as Mean Squared Error (MSE), Root Mean Squared Error (RMSE), and Coefficient of Determination (R-squared)</text:span><text:span text:style-name="T6"><text:line-break/>Prediction: </text:span><text:span text:style-name="T7">Use the trained model to make predictions on new data</text:span><text:span text:style-name="T6"><text:line-break/></text:span></text:p>
      <text:p text:style-name="P8"><text:span text:style-name="T6">Technologies Used:<text:line-break/></text:span><text:span text:style-name="T7">Python programming language<text:line-break/>Scikit-learn library for machine learning<text:line-break/>Pandas library for data manipulation and analysis<text:line-break/>NumPy library for numerical computations<text:line-break/>Matplotlib and Seaborn libraries for data visualization</text:span><text:span text:style-name="T6"><text:line-break/></text:span></text:p>
      <text:p text:style-name="P8"><text:span text:style-name="T6">Dataset:<text:line-break/></text:span><text:span text:style-name="T7">Historical data of pollutant concentrations and meteorological factors from various sources such as government databases, research studies, and online repositories</text:span><text:span text:style-name="T6"><text:line-break/>Expected Outcomes:<text:line-break/></text:span><text:span text:style-name="T7">A trained machine learning model that can accurately predict AQI based on historical data<text:line-break/>A comprehensive evaluation of the model's performance using various metrics<text:line-break/>A user-friendly interface for making predictions on new data<text:line-break/></text:span></text:p>
      <text:p text:style-name="P8"><text:soft-page-break/><text:span text:style-name="T6">Potential Applications:<text:line-break/></text:span><text:span text:style-name="T7">Air quality monitoring and forecasting<text:line-break/>Public health policy-making<text:line-break/>Environmental sustainability planning<text:line-break/>Industrial process optimization</text:span><text:span text:style-name="T6"><text:line-break/></text:span></text:p>
      <text:p text:style-name="P6"><text:span text:style-name="T10">Future Work:<text:line-break/></text:span><text:span text:style-name="T11">Collect more data to improve the model's accuracy<text:line-break/>Experiment with different machine learning algorithms and techniques<text:line-break/>Develop a real-time AQI prediction system<text:line-break/>Integrate the model with other environmental monitoring systems</text:span><text:span text:style-name="T10"><text:line-break/></text:span><text:span text:style-name="T1"><text:line-break/><text:line-break/></text:span><text:span text:style-name="T14"><text:line-break/></text:span><text:span text:style-name="T3">Introduction (Pages 1-2)</text:span><text:span text:style-name="T14"><text:line-break/></text:span><text:span text:style-name="T4">Page 1: Define Air Quality Index (AQI) and its importance in measuring air quality.</text:span><text:span text:style-name="T15"><text:line-break/></text:span><text:span text:style-name="T4">Page 2: Explain the focus of the report: predicting AQI using PM 2.5 values with machine learning.</text:span></text:p>
      <text:p text:style-name="P5"><text:span text:style-name="T14"><text:line-break/></text:span><text:span text:style-name="T3">History (Pages 3-4)</text:span><text:span text:style-name="T14"><text:line-break/></text:span><text:span text:style-name="T4">Page 3: Discuss the evolution of air quality monitoring methods, from manual sampling to automated sensors.</text:span><text:span text:style-name="T15"><text:line-break/></text:span><text:span text:style-name="T4">Page 4: Describe the development of machine learning algorithms for AQI prediction, highlighting key milestones and research papers.</text:span></text:p>
      <text:p text:style-name="P5"><text:span text:style-name="T14"><text:line-break/></text:span><text:span text:style-name="T3">Application (Pages 5-8)</text:span><text:span text:style-name="T14"><text:line-break/></text:span><text:span text:style-name="T4">Page 5: Explain how AQI prediction can inform health advisories and environmental policy-making.</text:span><text:span text:style-name="T15"><text:line-break/></text:span><text:span text:style-name="T4">Page 6: Describe the role of AQI prediction in smart cities and urban planning.</text:span><text:span text:style-name="T15"><text:line-break/></text:span><text:span text:style-name="T4">Page 7: Highlight industries that can benefit from AQI prediction, such as healthcare and energy.</text:span><text:span text:style-name="T15"><text:line-break/></text:span><text:span text:style-name="T4">Page 8: Summarize the practical applications of AQI prediction.</text:span><text:span text:style-name="T15"><text:line-break/></text:span><text:span text:style-name="T4">Advantages (Pages 9-12)</text:span><text:span text:style-name="T15"><text:line-break/></text:span><text:span text:style-name="T4">Page 9: Discuss the improved accuracy of machine learning-based AQI prediction compared to traditional methods.</text:span><text:span text:style-name="T15"><text:line-break/></text:span><text:span text:style-name="T4">Page 10: Explain how machine learning can handle large datasets and complex relationships.</text:span><text:span text:style-name="T15"><text:line-break/></text:span><text:span text:style-name="T4">Page 11: Describe the potential for real-time prediction and alert systems.</text:span><text:span text:style-name="T15"><text:line-break/></text:span><text:span text:style-name="T4">Page 12: Summarize the benefits of using machine learning for AQI prediction.</text:span><text:span text:style-name="T14"><text:line-break/></text:span></text:p>
      <text:p text:style-name="P5"><text:span text:style-name="T3">Machine Learning Approach (Pages 13-20)</text:span><text:span text:style-name="T14"><text:line-break/></text:span><text:span text:style-name="T4">Page 13: Introduce regression tasks and suitable machine learning algorithms (e.g., Random Forest, LSTM).</text:span><text:span text:style-name="T15"><text:line-break/></text:span><text:span text:style-name="T4">Page 14: Explain data preprocessing techniques (e.g., normalization, feature scaling).</text:span><text:span text:style-name="T15"><text:line-break/></text:span><text:span text:style-name="T4">Page 15: Describe feature engineering techniques (e.g., handling missing values, </text:span><text:soft-page-break/><text:span text:style-name="T4">feature selection).</text:span><text:span text:style-name="T15"><text:line-break/></text:span><text:span text:style-name="T4">Page 16: Discuss model selection and hyperparameter tuning.</text:span><text:span text:style-name="T15"><text:line-break/></text:span><text:span text:style-name="T4">Page 17: Explain model evaluation metrics (e.g., RMSE, MAE).</text:span><text:span text:style-name="T15"><text:line-break/></text:span><text:span text:style-name="T4">Page 18: Describe the importance of cross-validation.</text:span><text:span text:style-name="T15"><text:line-break/></text:span><text:span text:style-name="T4">Page 19: Summarize the machine learning approach.</text:span><text:span text:style-name="T15"><text:line-break/></text:span><text:span text:style-name="T4">Page 20: Provide a diagram illustrating the machine learning pipeline.</text:span><text:span text:style-name="T14"><text:line-break/></text:span></text:p>
      <text:p text:style-name="P5"><text:span text:style-name="T3">Code (Pages 21-25)</text:span><text:span text:style-name="T14"><text:line-break/></text:span><text:span text:style-name="T4">Page 21: Provide Python code snippets for data preprocessing (e.g., importing libraries, loading data).</text:span><text:span text:style-name="T15"><text:line-break/></text:span><text:span text:style-name="T4">Page 22: Show code for feature engineering and model training.</text:span><text:span text:style-name="T15"><text:line-break/></text:span><text:span text:style-name="T4">Page 23: Explain model evaluation and hyperparameter tuning using code snippets.</text:span><text:span text:style-name="T15"><text:line-break/></text:span><text:span text:style-name="T4">Page 24: Provide code for real-time prediction and alert systems.</text:span><text:span text:style-name="T15"><text:line-break/></text:span><text:span text:style-name="T4">Page 25: Summarize the code and provide links to GitHub repositories or online resources.</text:span><text:span text:style-name="T14"><text:line-break/></text:span></text:p>
      <text:p text:style-name="P5"><text:span text:style-name="T3">Resources (Pages 26-30)</text:span><text:span text:style-name="T14"><text:line-break/></text:span><text:span text:style-name="T4">Page 26: List datasets used for training and testing the model (e.g., Kaggle, UCI Machine Learning Repository).</text:span><text:span text:style-name="T15"><text:line-break/></text:span><text:span text:style-name="T4">Page 27: Describe computational resources and hardware requirements (e.g., GPU, RAM).</text:span><text:span text:style-name="T15"><text:line-break/></text:span><text:span text:style-name="T4">Page 28: List software and tools used for development and deployment (e.g., Python, TensorFlow).</text:span><text:span text:style-name="T15"><text:line-break/></text:span><text:span text:style-name="T4">Page 29: Provide links to online resources and tutorials for machine learning and AQI prediction.</text:span><text:span text:style-name="T15"><text:line-break/></text:span><text:span text:style-name="T4">Page 30: Summarize the resources used.</text:span><text:span text:style-name="T14"><text:line-break/></text:span></text:p>
      <text:p text:style-name="P5"><text:span text:style-name="T3">References (Pages 31-35)</text:span><text:span text:style-name="T14"><text:line-break/></text:span><text:span text:style-name="T4">Page 31: List academic papers and articles used for research.</text:span><text:span text:style-name="T15"><text:line-break/></text:span><text:span text:style-name="T4">Page 32: Cite books and online resources used for machine learning and AQI prediction.</text:span><text:span text:style-name="T15"><text:line-break/></text:span><text:span text:style-name="T4">Page 33: Provide links to research papers and articles.</text:span><text:span text:style-name="T15"><text:line-break/></text:span><text:span text:style-name="T4">Page 34: Summarize the key findings from the references.</text:span><text:span text:style-name="T15"><text:line-break/></text:span><text:span text:style-name="T4">Page 35: Provide a bibliography.</text:span><text:span text:style-name="T14"><text:line-break/></text:span></text:p>
      <text:p text:style-name="P5"><text:span text:style-name="T3">Conclusion (Pages 36-40)</text:span><text:span text:style-name="T14"><text:line-break/></text:span><text:span text:style-name="T4">Page 36: Summarize the key findings and results of the report.</text:span><text:span text:style-name="T15"><text:line-break/></text:span><text:span text:style-name="T4">Page 37: Discuss future directions for research and improvement.</text:span><text:span text:style-name="T15"><text:line-break/></text:span><text:span text:style-name="T4">Page 38: Highlight the potential impact of AQI prediction on public health and environmental policy.</text:span><text:span text:style-name="T15"><text:line-break/></text:span><text:span text:style-name="T4">Page 39: Provide recommendations for future work.</text:span><text:span text:style-name="T15"><text:line-break/></text:span><text:span text:style-name="T4">Page 40: Conclude the report with a final thought or call to action.</text:span><text:span text:style-name="T15"><text:line-break/></text:span><text:span text:style-name="T4">Note: The content and page count can be adjusted based on the specific requirements and depth of information.</text:span><text:span text:style-name="T14"> </text:span></text:p>
      <text:p text:style-name="P22"/>
      <text:p text:style-name="P22"/>
      <text:p text:style-name="P23"><text:soft-page-break/></text:p>
      <text:p text:style-name="P1"><text:span text:style-name="T16">Introduction </text:span><text:line-break/><text:span text:style-name="T17">Definition of Air Quality Index (AQI) and its importance</text:span><text:span text:style-name="T13"><text:line-break/></text:span><text:span text:style-name="T17">• Definition of AQI: Explain that AQI is a numerical scale used to measure the level of air pollution in a given area. It takes into account the concentration of various pollutants, such as particulate matter (PM), ozone (O3), nitrogen dioxide (NO2), and carbon monoxide (CO).</text:span><text:span text:style-name="T13"><text:line-break/></text:span><text:span text:style-name="T17">• Importance of AQI: Discuss how AQI is crucial for:</text:span><text:span text:style-name="T13"><text:line-break/></text:span><text:span text:style-name="T17">◦ Public health: AQI helps individuals take precautions to minimize exposure to poor air quality, especially for vulnerable populations like children, elderly, and those with respiratory issues.</text:span><text:span text:style-name="T13"><text:line-break/></text:span><text:span text:style-name="T17">◦ Environmental policy-making: AQI informs decision-making on air quality regulations, emission standards, and pollution control measures.</text:span><text:span text:style-name="T13"><text:line-break/></text:span><text:span text:style-name="T17">◦ Economic development: AQI affects tourism, agriculture, and other industries sensitive to air quality.</text:span><text:span text:style-name="T13"><text:line-break/></text:span><text:span text:style-name="T17">Brief overview of PM 2.5 and its impact on air quality</text:span><text:span text:style-name="T13"><text:line-break/></text:span><text:span text:style-name="T17">• Definition of PM 2.5: Explain that PM 2.5 refers to particulate matter with a diameter of 2.5 micrometers or smaller, which can penetrate deep into the lungs and cause health issues.</text:span><text:span text:style-name="T13"><text:line-break/></text:span><text:span text:style-name="T17">• Impact of PM 2.5 on air quality: Discuss how PM 2.5 is a significant contributor to poor air quality, particularly in urban areas, due to emissions from vehicles, industrial activities, and biomass burning.</text:span><text:span text:style-name="T13"><text:line-break/></text:span><text:span text:style-name="T17">• Objective of the report: Clearly state the report's objective: to explore the use of machine learning algorithms to predict AQI values using PM 2.5 concentrations as input data.</text:span><text:span text:style-name="T13"><text:line-break/></text:span><text:span text:style-name="T17">This introduction sets the stage for the report, providing essential background information on AQI, PM 2.5, and their interconnection, as well as the report's focus on machine learning-based AQI prediction.</text:span><text:span text:style-name="T13"><text:line-break/></text:span><text:line-break/><text:line-break/><text:line-break/><text:line-break/><text:line-break/><text:line-break/><text:line-break/><text:line-break/><text:line-break/><text:line-break/><text:line-break/><text:soft-page-break/><text:line-break/></text:p>
      <text:p text:style-name="P7"><text:span text:style-name="T1"><text:line-break/><text:line-break/><text:line-break/></text:span><text:span text:style-name="T8"> History section:</text:span><text:span text:style-name="T1"><text:line-break/></text:span><text:span text:style-name="T9"> Evolution of Air Quality Monitoring Methods</text:span><text:span text:style-name="T2"><text:line-break/></text:span><text:span text:style-name="T9">• Manual Sampling (1960s-1980s): Air quality monitoring began with manual sampling methods, where technicians collected air samples and analyzed them in laboratories.</text:span><text:span text:style-name="T2"><text:line-break/></text:span><text:span text:style-name="T9">• Automated Point Sensors (1990s-2000s): Automated point sensors were introduced, providing real-time data on air pollutants at specific locations.</text:span><text:span text:style-name="T2"><text:line-break/></text:span><text:span text:style-name="T9">• Satellite Remote Sensing (2000s-present): Satellite remote sensing enabled monitoring of air quality over larger areas, including rural and remote regions.</text:span><text:span text:style-name="T2"><text:line-break/></text:span><text:span text:style-name="T9">• Low-Cost Sensors and IoT (2010s-present): Low-cost sensors and Internet of Things (IoT) technologies enabled widespread deployment of air quality monitoring networks.</text:span></text:p>
      <text:p text:style-name="P25"/>
      <text:p text:style-name="P7"><text:span text:style-name="T5">Evolution of Air Quality Monitoring Methods</text:span><text:span text:style-name="T18"><text:line-break/><text:line-break/></text:span><text:span text:style-name="T5"> Manual Sampling (1960s-1980s)</text:span><text:span text:style-name="T18"><text:line-break/></text:span><text:span text:style-name="T5">- **Description**: In the early days of air quality monitoring, technicians collected air samples manually.</text:span><text:span text:style-name="T18"><text:line-break/></text:span><text:span text:style-name="T5">- **Process**: Samples were taken to laboratories for analysis, providing data on air pollutants.</text:span><text:span text:style-name="T18"><text:line-break/></text:span><text:span text:style-name="T5">- **Limitations**: Time-consuming and offered limited spatial and temporal coverage.</text:span><text:span text:style-name="T18"><text:line-break/><text:line-break/></text:span><text:span text:style-name="T5">Automated Point Sensors (1990s-2000s)</text:span><text:span text:style-name="T18"><text:line-break/></text:span><text:span text:style-name="T5">- **Description**: Introduction of automated point sensors revolutionized air quality monitoring.</text:span><text:span text:style-name="T18"><text:line-break/></text:span><text:span text:style-name="T5">- **Process**: These sensors provided real-time data on air pollutants at specific locations.</text:span><text:span text:style-name="T18"><text:line-break/></text:span><text:span text:style-name="T5">- **Advantages**: Increased efficiency and data frequency, but still limited to specific sites.</text:span><text:span text:style-name="T18"><text:line-break/><text:line-break/></text:span><text:span text:style-name="T5"> Satellite Remote Sensing (2000s-present)</text:span><text:span text:style-name="T18"><text:line-break/></text:span><text:span text:style-name="T5">- **Description**: Satellite remote sensing allowed for the </text:span><text:soft-page-break/><text:span text:style-name="T5">monitoring of air quality over larger areas.</text:span><text:span text:style-name="T18"><text:line-break/></text:span><text:span text:style-name="T5">- **Process**: Satellites equipped with sensors could measure pollutants over vast and often inaccessible regions.</text:span><text:span text:style-name="T18"><text:line-break/></text:span><text:span text:style-name="T5">- **Advantages**: Enabled monitoring of rural and remote areas, providing a broader understanding of air quality.</text:span><text:span text:style-name="T18"><text:line-break/><text:line-break/></text:span><text:span text:style-name="T5"> Low-Cost Sensors and IoT (2010s-present)</text:span><text:span text:style-name="T18"><text:line-break/></text:span><text:span text:style-name="T5">- **Description**: The advent of low-cost sensors and IoT technologies has greatly expanded air quality monitoring.</text:span><text:span text:style-name="T18"><text:line-break/></text:span><text:span text:style-name="T5">- **Process**: These sensors can be widely deployed, creating dense monitoring networks.</text:span><text:span text:style-name="T18"><text:line-break/></text:span><text:span text:style-name="T5">- **Advantages**: Increased accessibility and affordability, leading to more comprehensive and real-time air quality data across various locations.</text:span><text:span text:style-name="T17"><text:line-break/><text:line-break/> </text:span></text:p>
      <text:p text:style-name="P2"/>
      <text:p text:style-name="P26"/>
      <text:p text:style-name="P26"/>
      <text:p text:style-name="P26"/>
      <text:p text:style-name="P26"/>
      <text:p text:style-name="P35"><text:line-break/></text:p>
      <text:p text:style-name="P3"><text:span text:style-name="T17"><text:s/>Development of Machine Learning Algorithms for AQI Prediction</text:span><text:span text:style-name="T13"><text:line-break/></text:span><text:span text:style-name="T17">• Early Studies (2000s): Initial research papers explored using machine learning for AQI prediction, focusing on simple models like linear regression.</text:span><text:span text:style-name="T13"><text:line-break/></text:span><text:span text:style-name="T17">• Advances in Algorithms (2010s): More sophisticated algorithms like neural networks, decision trees, and random forests were applied to AQI prediction.</text:span><text:span text:style-name="T13"><text:line-break/></text:span><text:span text:style-name="T17">• Key Milestones:</text:span><text:span text:style-name="T13"><text:line-break/></text:span><text:span text:style-name="T17">◦ 2013: Researchers used machine learning to predict AQI in Beijing, China, with high accuracy.</text:span><text:span text:style-name="T13"><text:line-break/></text:span><text:span text:style-name="T17">◦ 2015: A study demonstrated the use of deep learning for AQI prediction in the United States.</text:span><text:span text:style-name="T13"><text:line-break/></text:span><text:span text:style-name="T17">• Recent Trends: Discuss the increasing use of ensemble methods, transfer learning, and big data analytics in AQI prediction research.</text:span><text:span text:style-name="T13"><text:line-break/></text:span><text:span text:style-name="T17">This brief history highlights the progress in air quality monitoring methods and the development of machine learning algorithms for AQI prediction, </text:span><text:soft-page-break/><text:span text:style-name="T17">setting the stage for the report's focus on using machine learning for AQI prediction.</text:span></text:p>
      <text:p text:style-name="P30"><text:s/>Development of Machine Learning Algorithms for AQI Prediction</text:p>
      <text:p text:style-name="P30"/>
      <text:p text:style-name="P30"><text:s/>Early Studies (2000s)</text:p>
      <text:p text:style-name="P30">In the early 2000s, initial research focused on exploring the potential of machine learning for Air Quality Index (AQI) prediction. These early studies primarily used simple models such as linear regression to establish a baseline understanding of how machine learning could be applied to AQI forecasting.</text:p>
      <text:p text:style-name="P30"/>
      <text:p text:style-name="P30">Advances in Algorithms (2010s)</text:p>
      <text:p text:style-name="P30">As computational power and data availability increased, the 2010s saw significant advancements in the algorithms used for AQI prediction. Researchers began applying more sophisticated machine learning techniques, including neural networks, decision trees, and random forests. These advanced models offered improved accuracy and the ability to capture complex relationships in air quality data.</text:p>
      <text:p text:style-name="P30"/>
      <text:p text:style-name="P30"><text:s/>Key Milestones</text:p>
      <text:p text:style-name="P30">- **2013**: Researchers successfully used machine learning to predict AQI in Beijing, China, achieving high accuracy. This milestone demonstrated the practical applicability of machine learning in a real-world urban environment with complex pollution patterns.</text:p>
      <text:p text:style-name="P30">- **2015**: A study showcased the use of deep learning for AQI prediction in the United States. The application of deep learning marked a significant step forward, leveraging the ability of neural networks to model intricate dependencies in large datasets.</text:p>
      <text:p text:style-name="P30"/>
      <text:p text:style-name="P30">Recent Trends</text:p>
      <text:p text:style-name="P30">Recent trends in AQI prediction research emphasize the increasing use of advanced techniques such as ensemble methods, transfer learning, and big data analytics:</text:p>
      <text:p text:style-name="P30">- **Ensemble Methods**: Combining multiple machine learning models to improve prediction accuracy and robustness.</text:p>
      <text:p text:style-name="P30">- **Transfer Learning**: Utilizing pre-trained models from related tasks to enhance AQI prediction performance, especially in scenarios with limited data.</text:p>
      <text:p text:style-name="P30"><text:soft-page-break/>- **Big Data Analytics**: Harnessing large volumes of diverse data sources, including meteorological, geographical, and social data, to improve the comprehensiveness and accuracy of AQI models.</text:p>
      <text:p text:style-name="P30"/>
      <text:p text:style-name="P3"><text:line-break/><text:line-break/><text:line-break/><text:span text:style-name="T16">Application section:</text:span><text:line-break/><text:span text:style-name="T17"> AQI Prediction for Health Advisories and Policy-Making</text:span><text:span text:style-name="T13"><text:line-break/></text:span><text:span text:style-name="T17">• Health Advisories: AQI prediction helps issue timely health advisories, enabling vulnerable populations to take precautions.</text:span><text:span text:style-name="T13"><text:line-break/></text:span><text:span text:style-name="T17">• Environmental Policy-Making: Accurate AQI prediction informs policy decisions on emission controls, pollution reduction strategies, and environmental regulations.</text:span><text:span text:style-name="T13"><text:line-break/> AQI Prediction for Health Advisories and Policy-Making</text:span></text:p>
      <text:p text:style-name="P36"/>
      <text:p text:style-name="P36"><text:s/>Health Advisories</text:p>
      <text:p text:style-name="P36">AQI prediction plays a crucial role in issuing timely health advisories. By accurately forecasting air quality levels, authorities can alert the public, especially vulnerable populations such as children, the elderly, and those with respiratory conditions, to take necessary precautions. This proactive approach helps minimize health risks associated with poor air quality.</text:p>
      <text:p text:style-name="P36"/>
      <text:p text:style-name="P36"><text:s/>Environmental Policy-Making</text:p>
      <text:p text:style-name="P36">Accurate AQI prediction is essential for informed environmental policy-making. Policymakers rely on these predictions to make data-driven decisions regarding emission controls, pollution reduction strategies, and environmental regulations. By understanding future air quality trends, authorities can implement effective measures to protect public health and the environment.</text:p>
      <text:p text:style-name="P25"/>
      <text:p text:style-name="P25"/>
      <text:p text:style-name="P3"><text:span text:style-name="T17"><text:s/>AQI Prediction in Smart Cities and Urban Planning</text:span><text:span text:style-name="T13"><text:line-break/></text:span><text:span text:style-name="T17">• Smart Cities: AQI prediction integrates with smart city infrastructure to optimize traffic management, energy consumption, and waste management.</text:span><text:span text:style-name="T13"><text:line-break/></text:span><text:span text:style-name="T17">• Urban Planning: AQI prediction helps urban planners design cities with green spaces, efficient transportation systems, and pollution-reducing infrastructure.</text:span></text:p>
      <text:p text:style-name="P25"><text:soft-page-break/><text:s/>AQI Prediction in Smart Cities and Urban Planning</text:p>
      <text:p text:style-name="P25"/>
      <text:p text:style-name="P25">Smart Cities</text:p>
      <text:p text:style-name="P25">In smart cities, AQI prediction integrates with advanced infrastructure to enhance overall city management. By forecasting air quality, smart cities can optimize traffic management to reduce congestion and emissions, adjust energy consumption to minimize pollution, and improve waste management practices. This integration helps create a healthier and more sustainable urban environment.</text:p>
      <text:p text:style-name="P25"/>
      <text:p text:style-name="P25"><text:s/></text:p>
      <text:p text:style-name="P3"><text:span text:style-name="T17">: Industries Benefiting from AQI Prediction</text:span><text:span text:style-name="T13"><text:line-break/></text:span><text:span text:style-name="T17">• Healthcare: AQI prediction helps hospitals prepare for patient influxes and informs medical research on air pollution's health impacts.</text:span><text:span text:style-name="T13"><text:line-break/></text:span><text:span text:style-name="T17">• Energy: AQI prediction optimizes energy production and consumption, reducing pollution from power plants and promoting renewable energy sources.</text:span><text:span text:style-name="T13"><text:line-break/></text:span><text:span text:style-name="T17">• Transportation: AQI prediction informs route optimization, reducing emissions and improving air quality.</text:span></text:p>
      <text:p text:style-name="P25"/>
      <text:p text:style-name="P25"><text:s/>Industries Benefiting from AQI Prediction</text:p>
      <text:p text:style-name="P25"/>
      <text:p text:style-name="P25">**Healthcare:** <text:s/></text:p>
      <text:p text:style-name="P25">AQI prediction helps hospitals anticipate patient influxes and informs medical research on the health impacts of air pollution. This enables healthcare providers to better prepare and allocate resources during periods of poor air quality.</text:p>
      <text:p text:style-name="P25"/>
      <text:p text:style-name="P25">**Energy:** <text:s/></text:p>
      <text:p text:style-name="P25">By optimizing energy production and consumption, AQI prediction aids in reducing pollution from power plants and promotes the use of renewable energy sources. This helps in minimizing the environmental footprint of energy production.</text:p>
      <text:p text:style-name="P25"/>
      <text:p text:style-name="P25">**Transportation:** <text:s/></text:p>
      <text:p text:style-name="P3"><text:span text:style-name="T17">AQI prediction informs route optimization for transportation systems, leading to reduced emissions and improved air quality. This ensures more efficient and environmentally friendly transport operations.</text:span><text:span text:style-name="T13"><text:line-break/></text:span></text:p>
      <text:p text:style-name="P25"><text:soft-page-break/></text:p>
      <text:p text:style-name="P25"/>
      <text:p text:style-name="P3"><text:span text:style-name="T17"><text:s/>Practical Applications of AQI Prediction</text:span><text:span text:style-name="T13"><text:line-break/></text:span><text:span text:style-name="T17">• Summary: AQI prediction has far-reaching applications in health, environment, urban planning, and industries like healthcare, energy, and transportation.</text:span><text:span text:style-name="T13"><text:line-break/></text:span><text:span text:style-name="T17">• Real-World Impact: Accurate AQI prediction can reduce healthcare costs, improve quality of life, and promote sustainable development.</text:span><text:span text:style-name="T13"><text:line-break/></text:span><text:span text:style-name="T17">This section highlights the practical applications of AQI prediction, demonstrating its value in various domains and industries, and setting the stage for exploring machine learning approaches to AQI prediction.</text:span></text:p>
      <text:p text:style-name="P25"/>
      <text:p text:style-name="P25">Practical Applications of AQI Prediction</text:p>
      <text:p text:style-name="P25"/>
      <text:p text:style-name="P25">**Summary:**</text:p>
      <text:p text:style-name="P25"/>
      <text:p text:style-name="P25">Air Quality Index (AQI) prediction is a crucial tool with broad implications across multiple sectors, including healthcare, environmental management, urban planning, and various industries. Accurate AQI forecasting can significantly enhance our ability to respond to and manage air quality issues, leading to substantial benefits in health, sustainability, and efficiency.</text:p>
      <text:p text:style-name="P25"/>
      <text:p text:style-name="P25">**Healthcare:** <text:s/></text:p>
      <text:p text:style-name="P25">In the healthcare sector, AQI prediction is essential for preparing medical facilities to handle potential surges in patients during poor air quality periods. Hospitals and clinics can use AQI forecasts to anticipate increases in respiratory and cardiovascular conditions, allowing them to allocate resources and staff more effectively. Moreover, AQI data informs medical research on the long-term health effects of air pollution, contributing to better public health strategies and interventions.</text:p>
      <text:p text:style-name="P25"/>
      <text:p text:style-name="P25">**Energy:** <text:s/></text:p>
      <text:p text:style-name="P25">For the energy sector, AQI prediction helps optimize energy production and consumption. By anticipating periods of poor air quality, energy providers can adjust their operations to minimize pollution. This may involve reducing reliance on fossil fuels and increasing the use of renewable energy sources. Such adjustments not only lower emissions but also support broader environmental sustainability goals.</text:p>
      <text:p text:style-name="P25"><text:soft-page-break/></text:p>
      <text:p text:style-name="P25">**Transportation:** <text:s/></text:p>
      <text:p text:style-name="P25">In transportation, AQI prediction aids in route optimization and traffic management. By understanding air quality forecasts, transportation agencies can implement strategies to reduce vehicle emissions during high pollution periods, such as rerouting traffic or encouraging the use of public transport. This leads to improved air quality and more efficient transportation systems, benefiting both the environment and public health.</text:p>
      <text:p text:style-name="P25"/>
      <text:p text:style-name="P25">**Urban Planning:** <text:s/></text:p>
      <text:p text:style-name="P25">Urban planners can leverage AQI predictions to design and implement strategies that mitigate air pollution. For example, they can plan green spaces, develop traffic management policies, and design buildings with improved ventilation systems. This proactive approach helps create healthier urban environments and supports sustainable city development.</text:p>
      <text:p text:style-name="P25"/>
      <text:p text:style-name="P25">**Real-World Impact:**</text:p>
      <text:p text:style-name="P25"/>
      <text:p text:style-name="P25">Accurate AQI prediction has the potential to significantly reduce healthcare costs by minimizing pollution-related health issues and enhancing preventive care. It also improves the quality of life by providing individuals with timely information to protect themselves from poor air quality. Furthermore, AQI forecasting promotes sustainable development by encouraging environmentally friendly practices across various sectors, thereby contributing to overall ecological balance.</text:p>
      <text:p text:style-name="P25"/>
      <text:p text:style-name="P3"><text:span text:style-name="T13"><text:line-break/></text:span><text:span text:style-name="T16">Advantages section:</text:span></text:p>
      <text:p text:style-name="P3"><text:line-break/><text:span text:style-name="T17">: Improved Accuracy</text:span><text:span text:style-name="T13"><text:line-break/></text:span><text:span text:style-name="T17">• Machine Learning vs. Traditional Methods: Machine learning-based AQI prediction outperforms traditional methods (e.g., linear regression) in accuracy and reliability.</text:span><text:span text:style-name="T13"><text:line-break/></text:span><text:span text:style-name="T17">• Complexity Handling: Machine learning algorithms can capture non-linear relationships and interactions between pollutants, weather, and other factors.</text:span></text:p>
      <text:p text:style-name="P25"/>
      <text:p text:style-name="P25">**Improved Accuracy**</text:p>
      <text:p text:style-name="P25"/>
      <text:p text:style-name="P25"><text:soft-page-break/>1. **Machine Learning vs. Traditional Methods**: Machine learning models generally offer better accuracy and reliability for predicting Air Quality Index (AQI) compared to traditional methods like linear regression. This is because machine learning can handle more complex patterns and data interactions.</text:p>
      <text:p text:style-name="P25"/>
      <text:p text:style-name="P3"><text:span text:style-name="T17">2. **Complexity Handling**: Machine learning algorithms excel at capturing non-linear relationships and interactions between various factors, such as different pollutants and weather conditions. Traditional methods often struggle with these complexities, leading to less accurate predictions.</text:span><text:span text:style-name="T13"><text:line-break/></text:span><text:span text:style-name="T17">Page 10: Handling Large Datasets and Complex Relationships</text:span><text:span text:style-name="T13"><text:line-break/></text:span><text:span text:style-name="T17">• Scalability: Machine learning can handle large datasets from various sources (e.g., sensors, satellites, weather stations).</text:span><text:span text:style-name="T13"><text:line-break/></text:span><text:span text:style-name="T17">• Complex Relationship Modeling: Machine learning algorithms can identify intricate relationships between variables, improving prediction accuracy.</text:span><text:span text:style-name="T13"><text:line-break/></text:span><text:span text:style-name="T17">Page 11: Real-Time Prediction and Alert Systems</text:span><text:span text:style-name="T13"><text:line-break/></text:span><text:span text:style-name="T17">• Real-Time Monitoring: Machine learning enables real-time AQI prediction, allowing for immediate alerts and actions.</text:span><text:span text:style-name="T13"><text:line-break/></text:span><text:span text:style-name="T17">• Alert Systems: Automated alert systems can notify authorities, healthcare providers, and the public of poor air quality, enabling timely responses.</text:span><text:span text:style-name="T13"><text:line-break/></text:span><text:span text:style-name="T17">Page 12: Benefits Summary</text:span><text:span text:style-name="T13"><text:line-break/></text:span><text:span text:style-name="T17">• Improved Accuracy: Machine learning-based AQI prediction offers higher accuracy and reliability.</text:span><text:span text:style-name="T13"><text:line-break/></text:span><text:span text:style-name="T17">• Efficient Data Handling: Machine learning can manage large datasets and complex relationships.</text:span><text:span text:style-name="T13"><text:line-break/></text:span><text:span text:style-name="T17">• Real-Time Insights: Real-time prediction and alert systems enable prompt actions to mitigate poor air quality.</text:span><text:span text:style-name="T13"><text:line-break/></text:span><text:span text:style-name="T17">• Informed Decision-Making: Machine learning-based AQI prediction supports data-driven decision-making in health, environment, and urban planning.</text:span><text:span text:style-name="T13"><text:line-break/></text:span><text:span text:style-name="T17">This section highlights the advantages of using machine learning for AQI prediction, showcasing its potential to improve accuracy, handle complex data, and enable real-time insights and alert systems.</text:span><text:span text:style-name="T13"><text:line-break/><text:line-break/><text:line-break/><text:line-break/><text:line-break/><text:line-break/></text:span><text:soft-page-break/><text:span text:style-name="T13"><text:line-break/></text:span></text:p>
      <text:p text:style-name="P23"><text:s/>Machine Learning Approach section:</text:p>
      <text:p text:style-name="P3"><text:line-break/><text:span text:style-name="T17">Page 13: Regression Tasks and Algorithms</text:span><text:span text:style-name="T13"><text:line-break/></text:span><text:span text:style-name="T17">• Regression Tasks: AQI prediction is a regression task, where the goal is to predict continuous values (AQI) based on input features.</text:span><text:span text:style-name="T13"><text:line-break/></text:span><text:span text:style-name="T17">• Suitable Algorithms: Introduce suitable machine learning algorithms for regression tasks, such as:</text:span><text:span text:style-name="T13"><text:line-break/></text:span><text:span text:style-name="T17">◦ Random Forest (RF)</text:span><text:span text:style-name="T13"><text:line-break/></text:span><text:span text:style-name="T17">◦ Long Short-Term Memory (LSTM) networks</text:span><text:span text:style-name="T13"><text:line-break/></text:span><text:span text:style-name="T17">◦ Other algorithms (e.g., Linear Regression, Gradient Boosting)</text:span></text:p>
      <text:p text:style-name="P25"/>
      <text:p text:style-name="P25"/>
      <text:p text:style-name="P25">**Page 13: Regression Tasks and Algorithms**</text:p>
      <text:p text:style-name="P25"/>
      <text:p text:style-name="P25">- **Regression Tasks**: In the context of AQI (Air Quality Index) prediction, the task is a regression problem because you aim to predict a continuous value (AQI) from various input features. Unlike classification, which deals with categorical outcomes, regression focuses on estimating numerical values.</text:p>
      <text:p text:style-name="P25"/>
      <text:p text:style-name="P25">- **Suitable Algorithms**:</text:p>
      <text:p text:style-name="P25"><text:s text:c="2"/>- **Random Forest (RF)**: A powerful ensemble learning method that combines multiple decision trees to improve prediction accuracy and control overfitting. It's effective for capturing complex patterns in data.</text:p>
      <text:p text:style-name="P25"><text:s text:c="2"/>- **Long Short-Term Memory (LSTM) Networks**: A type of recurrent neural network (RNN) suited for time-series data. LSTMs can capture temporal dependencies and trends in sequential data, which is useful if AQI data is collected over time.</text:p>
      <text:p text:style-name="P25"><text:s text:c="2"/>- **Other Algorithms**:</text:p>
      <text:p text:style-name="P25"><text:s text:c="4"/>- **Linear Regression**: A simple algorithm that models the relationship between input features and the continuous output by fitting a linear equation. It's useful for understanding linear relationships but may not handle complex patterns well.</text:p>
      <text:p text:style-name="P25"><text:s text:c="4"/>- **Gradient Boosting**: An ensemble technique that builds models sequentially, each new model correcting errors made by the previous ones. It often provides high predictive performance by focusing on difficult cases.</text:p>
      <text:p text:style-name="P25"><text:soft-page-break/></text:p>
      <text:p text:style-name="P25">**Page 14: Data Preprocessing**</text:p>
      <text:p text:style-name="P25"/>
      <text:p text:style-name="P25">Data preprocessing is a crucial step in preparing data for machine learning models. It involves cleaning and transforming raw data into a format suitable for modeling. This process typically includes:</text:p>
      <text:p text:style-name="P25"/>
      <text:p text:style-name="P25">- **Data Cleaning**: Handling missing values, removing duplicates, and correcting errors to ensure data quality.</text:p>
      <text:p text:style-name="P25">- **Feature Scaling**: Normalizing or standardizing features so they are on a similar scale, which helps some algorithms perform better.</text:p>
      <text:p text:style-name="P25">- **Feature Selection**: Choosing the most relevant features to improve model performance and reduce computational cost.</text:p>
      <text:p text:style-name="P25">- **Feature Engineering**: Creating new features or modifying existing ones to better capture the underlying patterns in the data.</text:p>
      <text:p text:style-name="P3"><text:span text:style-name="T17">- **Splitting Data**: Dividing the dataset into training, validation, and test sets to evaluate model performance accurately.</text:span><text:span text:style-name="T13"><text:line-break/></text:span><text:span text:style-name="T17">Page 14: Data Preprocessing</text:span><text:span text:style-name="T13"><text:line-break/></text:span><text:span text:style-name="T17">• Normalization: Scale numeric values to a common range (e.g., 0-1) to prevent feature dominance.</text:span><text:span text:style-name="T13"><text:line-break/></text:span><text:span text:style-name="T17">• Feature Scaling: Transform features to have similar magnitudes to improve model performance.</text:span></text:p>
      <text:p text:style-name="P25"/>
      <text:p text:style-name="P25"/>
      <text:p text:style-name="P3"><text:span text:style-name="T13"><text:line-break/></text:span><text:span text:style-name="T17">Page 15: Feature Engineering</text:span><text:span text:style-name="T13"><text:line-break/></text:span><text:span text:style-name="T17">• Handling Missing Values: Replace missing values with imputed values (e.g., mean, median) or use algorithms that handle missingness.</text:span><text:span text:style-name="T13"><text:line-break/></text:span><text:span text:style-name="T17">• Feature Selection: Select relevant features to reduce dimensionality and improve model performance.</text:span></text:p>
      <text:p text:style-name="P25">**Feature Engineering**</text:p>
      <text:p text:style-name="P25"/>
      <text:p text:style-name="P25">Feature engineering is a critical part of preparing your data for machine learning. It involves transforming raw data into features that better represent the underlying patterns for predictive modeling. Here's a breakdown of some key aspects:</text:p>
      <text:p text:style-name="P25"/>
      <text:p text:style-name="P25">### **Handling Missing Values**</text:p>
      <text:p text:style-name="P25"/>
      <text:p text:style-name="P25"><text:soft-page-break/>Missing values can occur for various reasons, such as errors in data collection or entry. There are several strategies to handle them:</text:p>
      <text:p text:style-name="P25"/>
      <text:p text:style-name="P25">- **Imputation**: Replace missing values with statistical measures from the data. Common methods include:</text:p>
      <text:p text:style-name="P25"><text:s text:c="2"/>- **Mean Imputation**: Replace missing values with the mean of the observed values for that feature.</text:p>
      <text:p text:style-name="P25"><text:s text:c="2"/>- **Median Imputation**: Use the median value, which is less sensitive to outliers than the mean.</text:p>
      <text:p text:style-name="P25"><text:s text:c="2"/>- **Mode Imputation**: For categorical data, replace missing values with the most frequent category.</text:p>
      <text:p text:style-name="P25"/>
      <text:p text:style-name="P25">- **Algorithmic Approaches**: Some machine learning algorithms can handle missing values directly. For example, tree-based methods like Random Forest can manage missing data during training and prediction.</text:p>
      <text:p text:style-name="P25"/>
      <text:p text:style-name="P25">- **Removing Data**: If the missing values are sparse, removing rows or columns with missing data might be a viable option, though it can lead to loss of information.</text:p>
      <text:p text:style-name="P25"/>
      <text:p text:style-name="P25">### **Feature Selection**</text:p>
      <text:p text:style-name="P25"/>
      <text:p text:style-name="P25">Feature selection involves choosing the most relevant features for your model, which can improve performance and reduce computational complexity:</text:p>
      <text:p text:style-name="P25"/>
      <text:p text:style-name="P25">- **Filter Methods**: Evaluate the relevance of features based on statistical measures or correlations with the target variable. Common techniques include:</text:p>
      <text:p text:style-name="P25"><text:s text:c="2"/>- **Correlation Coefficients**: Measure the strength and direction of relationships between features and the target variable.</text:p>
      <text:p text:style-name="P25"><text:s text:c="2"/>- **Chi-Square Test**: Assess the independence of categorical features from the target variable.</text:p>
      <text:p text:style-name="P25"/>
      <text:p text:style-name="P25">- **Wrapper Methods**: Use algorithms to evaluate the performance of a subset of features. This involves:</text:p>
      <text:p text:style-name="P25">- **Forward Selection**: Start with no features and iteratively add the most significant feature.</text:p>
      <text:p text:style-name="P29"><text:soft-page-break/>- **Backward Elimination**: Start with all features and iteratively remove the least significant ones.</text:p>
      <text:p text:style-name="P29"/>
      <text:p text:style-name="P29">- **Embedded Methods**: Integrate feature selection within the model training process. Examples include:</text:p>
      <text:p text:style-name="P29"><text:s text:c="2"/>- **LASSO Regression**: Applies L1 regularization to shrink less important feature coefficients to zero.</text:p>
      <text:p text:style-name="P29"><text:s text:c="2"/>- **Tree-Based Methods**: Random Forest and Gradient Boosting can rank features by their importance based on how much they improve model accuracy.</text:p>
      <text:p text:style-name="P29"/>
      <text:p text:style-name="P29">Effective feature engineering helps build more accurate, efficient, and interpretable models by focusing on the most relevant aspects of the data.</text:p>
      <text:p text:style-name="P29"/>
      <text:p text:style-name="P29"/>
      <text:p text:style-name="P37"><text:span text:style-name="T13"><text:line-break/></text:span><text:span text:style-name="T17">Page 16: Model Selection and Hyperparameter Tuning</text:span><text:span text:style-name="T13"><text:line-break/></text:span><text:span text:style-name="T17">• Model Selection: Choose the best algorithm based on performance metrics (e.g., RMSE, MAE).</text:span><text:span text:style-name="T13"><text:line-break/></text:span><text:span text:style-name="T17">• Hyperparameter Tuning: Optimize algorithm hyperparameters (e.g., learning rate, number of trees) using techniques like grid search or cross-validation.</text:span></text:p>
      <text:p text:style-name="P29">**Page 16: Model Selection and Hyperparameter Tuning**</text:p>
      <text:p text:style-name="P29"/>
      <text:p text:style-name="P29">### **Model Selection**</text:p>
      <text:p text:style-name="P29"/>
      <text:p text:style-name="P29">Model selection involves choosing the most appropriate algorithm for your regression task based on performance metrics. Key metrics include:</text:p>
      <text:p text:style-name="P29"/>
      <text:p text:style-name="P29">- **Root Mean Squared Error (RMSE)**: Measures the square root of the average squared differences between predicted and actual values. Lower RMSE indicates better model performance.</text:p>
      <text:p text:style-name="P29">- **Mean Absolute Error (MAE)**: Represents the average absolute differences between predicted and actual values. It is less sensitive to outliers than RMSE.</text:p>
      <text:p text:style-name="P29"/>
      <text:p text:style-name="P29">**Steps for Model Selection**:</text:p>
      <text:p text:style-name="P29"><text:soft-page-break/>1. **Evaluate Algorithms**: Test multiple algorithms (e.g., Random Forest, LSTM, Linear Regression) and compare their performance using metrics like RMSE or MAE.</text:p>
      <text:p text:style-name="P29">2. **Consider Complexity**: Assess the trade-off between model complexity and interpretability. More complex models might offer better accuracy but could be harder to understand and deploy.</text:p>
      <text:p text:style-name="P29"/>
      <text:p text:style-name="P29">**Hyperparameter Tuning**</text:p>
      <text:p text:style-name="P29"/>
      <text:p text:style-name="P29">Hyperparameter tuning involves finding the optimal settings for the parameters of a machine learning algorithm to improve performance. Examples include:</text:p>
      <text:p text:style-name="P29"/>
      <text:p text:style-name="P29">- **Learning Rate**: In algorithms like gradient boosting, the learning rate controls how much to adjust weights during each iteration.</text:p>
      <text:p text:style-name="P29">- **Number of Trees**: In ensemble methods like Random Forest, this parameter determines the number of decision trees in the forest.</text:p>
      <text:p text:style-name="P29"/>
      <text:p text:style-name="P29">**Techniques for Hyperparameter Tuning**:</text:p>
      <text:p text:style-name="P29">- **Grid Search**: Systematically test a predefined set of hyperparameter values and evaluate the model performance for each combination. This can be computationally expensive but thorough.</text:p>
      <text:p text:style-name="P29">- **Cross-Validation**: Split the data into multiple folds and train/test the model on different subsets to assess its performance more reliably. This helps in choosing hyperparameters that generalize well across different data subsets.</text:p>
      <text:p text:style-name="P29"/>
      <text:p text:style-name="P29">Effective model selection and hyperparameter tuning help in building models that are both accurate and well-tuned to the specific characteristics of the data.</text:p>
      <text:p text:style-name="P37"><text:span text:style-name="T13"><text:line-break/></text:span><text:span text:style-name="T17">Page 17: Model Evaluation Metrics</text:span><text:span text:style-name="T13"><text:line-break/></text:span><text:span text:style-name="T17">• RMSE (Root Mean Squared Error): Measures the average difference between predicted and actual values.</text:span><text:span text:style-name="T13"><text:line-break/></text:span><text:span text:style-name="T17">• MAE (Mean Absolute Error): Measures the average absolute difference between predicted and actual values.</text:span></text:p>
      <text:p text:style-name="P32">**Page 17: Model Evaluation Metrics**</text:p>
      <text:p text:style-name="P32"/>
      <text:p text:style-name="P32"><text:soft-page-break/>- **RMSE (Root Mean Squared Error)**: This metric calculates the square root of the average squared differences between predicted and actual values. RMSE gives more weight to larger errors due to the squaring operation, making it sensitive to outliers. Lower RMSE values indicate better model accuracy.</text:p>
      <text:p text:style-name="P32"/>
      <text:p text:style-name="P32">- **MAE (Mean Absolute Error)**: This metric measures the average of the absolute differences between predicted and actual values. Unlike RMSE, MAE treats all errors equally, regardless of their size, and is less affected by outliers. Lower MAE values also indicate better model accuracy.</text:p>
      <text:p text:style-name="P37"><text:span text:style-name="T13"><text:line-break/></text:span><text:span text:style-name="T17">Page 18: Cross-Validation</text:span><text:span text:style-name="T13"><text:line-break/></text:span><text:span text:style-name="T17">• Importance: Cross-validation helps evaluate model performance on unseen data, preventing overfitting.</text:span></text:p>
      <text:p text:style-name="P29">Cross-validation is a technique used to assess a model's performance on unseen data, which helps ensure that the model generalizes well and is not just fitting to the training data. By splitting the data into multiple folds and iteratively training and testing the model on different subsets, cross-validation provides a more reliable estimate of model performance and helps prevent overfitting, where a model performs well on training data but poorly on new, unseen data.</text:p>
      <text:p text:style-name="P29"/>
      <text:p text:style-name="P29"/>
      <text:p text:style-name="P29"/>
      <text:p text:style-name="P29">Page 19: Machine Learning Approach Summary</text:p>
      <text:p text:style-name="P29"/>
      <text:p text:style-name="P29">This page provides a concise overview of the key steps in a machine learning approach:</text:p>
      <text:p text:style-name="P29"/>
      <text:p text:style-name="P29">1. Data Preprocessing: Clean and transform raw data to prepare it for modeling. This includes handling missing values, normalizing features, and splitting data into training, validation, and test sets.</text:p>
      <text:p text:style-name="P29"/>
      <text:p text:style-name="P29">2. Feature Engineering: Create and select features that effectively represent the underlying patterns in the data. This involves handling missing values, scaling features, and choosing the most relevant features.</text:p>
      <text:p text:style-name="P29"/>
      <text:p text:style-name="P29"><text:soft-page-break/>3. **Model Selection**: Choose the most appropriate machine learning algorithm based on performance metrics such as RMSE or MAE. Evaluate various algorithms to find the best fit for the problem.</text:p>
      <text:p text:style-name="P29"/>
      <text:p text:style-name="P29">4. **Hyperparameter Tuning**: Optimize the settings of the chosen algorithm to improve its performance. Techniques like grid search and cross-validation are used to find the best hyperparameters.</text:p>
      <text:p text:style-name="P29"/>
      <text:p text:style-name="P29">5. **Evaluation**: Assess the final model's performance using metrics like RMSE or MAE on a separate test set to ensure it generalizes well to new data.</text:p>
      <text:p text:style-name="P29"/>
      <text:p text:style-name="P29">This summary encapsulates the process from data preparation through to model assessment, ensuring a comprehensive approach to developing effective machine learning solutions.</text:p>
      <text:p text:style-name="P37"><text:span text:style-name="T13"><text:line-break/></text:span><text:span text:style-name="T17">Page 19: Machine Learning Approach Summary</text:span><text:span text:style-name="T13"><text:line-break/></text:span><text:span text:style-name="T17">• Summary: Recap the machine learning approach, including data preprocessing, feature engineering, model selection, hyperparameter tuning, and evaluation.</text:span></text:p>
      <text:p text:style-name="P37"><text:span text:style-name="T13"><text:line-break/></text:span><text:span text:style-name="T17">Page 20: Machine Learning Pipeline Diagram</text:span><text:span text:style-name="T13"><text:line-break/></text:span><text:span text:style-name="T17">• Diagram: Provide a visual representation of the machine learning pipeline, illustrating the steps from data preprocessing to model evaluation.</text:span><text:span text:style-name="T13"><text:line-break/></text:span><text:span text:style-name="T17">This section provides a concise overview of the machine learning approach for AQI prediction, covering key concepts, techniques, and algorithms.</text:span><text:span text:style-name="T13"><text:line-break/><text:line-break/><text:line-break/><text:line-break/><text:line-break/><text:line-break/></text:span><text:span text:style-name="T17"> </text:span><text:span text:style-name="T16">line-by-line explanation of the code:</text:span><text:span text:style-name="T13"><text:line-break/></text:span><text:span text:style-name="T17">Page 21: Importing Libraries</text:span><text:span text:style-name="T13"><text:line-break/></text:span><text:span text:style-name="T17">• import pandas as pd: Imports the Pandas library for data manipulation and analysis.</text:span><text:span text:style-name="T13"><text:line-break/></text:span><text:span text:style-name="T17">• import numpy as np: Imports the NumPy library for numerical computations.</text:span><text:span text:style-name="T13"><text:line-break/></text:span><text:span text:style-name="T17">• from sklearn.model_selection import train_test_split: Imports the </text:span><text:soft-page-break/><text:span text:style-name="T17">train_test_split function from Scikit-learn for splitting data into training and testing sets.</text:span><text:span text:style-name="T13"><text:line-break/></text:span><text:span text:style-name="T17">• from sklearn.ensemble import RandomForestRegressor: Imports the RandomForestRegressor class from Scikit-learn for building random forest models.</text:span><text:span text:style-name="T13"><text:line-break/></text:span><text:span text:style-name="T17">• import tensorflow as tf: Imports the TensorFlow library for building neural network models.</text:span><text:span text:style-name="T13"><text:line-break/></text:span><text:span text:style-name="T17">Page 22: Data Preprocessing</text:span><text:span text:style-name="T13"><text:line-break/></text:span><text:span text:style-name="T17">• df = pd.read_csv('data.csv'): Reads the dataset from a CSV file into a Pandas DataFrame.</text:span><text:span text:style-name="T13"><text:line-break/></text:span><text:span text:style-name="T17">• df.dropna(inplace=True): Removes rows with missing values from the DataFrame.</text:span><text:span text:style-name="T13"><text:line-break/></text:span><text:span text:style-name="T17">• X = df.drop('AQI', axis=1): Selects all columns except the target variable (AQI) as feature columns.</text:span><text:span text:style-name="T13"><text:line-break/></text:span><text:span text:style-name="T17">• y = df['AQI']: Selects the target variable (AQI) as the response variable.</text:span><text:span text:style-name="T13"><text:line-break/></text:span><text:span text:style-name="T17">Page 23: Model Training</text:span><text:span text:style-name="T13"><text:line-break/></text:span><text:span text:style-name="T17">• X_train, X_test, y_train, y_test = train_test_split(X, y, test_size=0.2, random_state=42): Splits the data into training and testing sets.</text:span><text:span text:style-name="T13"><text:line-break/></text:span><text:span text:style-name="T17">• rf_model = RandomForestRegressor(n_estimators=100, random_state=42): Initializes a random forest model with 100 trees.</text:span><text:span text:style-name="T13"><text:line-break/></text:span><text:span text:style-name="T17">• rf_model.fit(X_train, y_train): Trains the random forest model on the training data.</text:span><text:span text:style-name="T13"><text:line-break/></text:span><text:span text:style-name="T17">Page 24: Model Evaluation</text:span><text:span text:style-name="T13"><text:line-break/></text:span><text:span text:style-name="T17">• y_pred = rf_model.predict(X_test): Makes predictions on the testing data using the trained model.</text:span><text:span text:style-name="T13"><text:line-break/></text:span><text:span text:style-name="T17">• print('RMSE:', np.sqrt(mean_squared_error(y_test, y_pred))): Calculates and prints the root mean squared error (RMSE) of the model.</text:span><text:span text:style-name="T13"><text:line-break/></text:span></text:p>
      <text:p text:style-name="P37"><text:span text:style-name="T17">Page 25: Neural Network Model</text:span><text:span text:style-name="T13"><text:line-break/></text:span><text:span text:style-name="T17">• model = tf.keras.models.Sequential([tf.keras.layers.Dense(64, activation='relu', input_shape=(X.shape[1],)), tf.keras.layers.Dense(1)]): Defines a simple neural network model with one hidden layer.</text:span><text:span text:style-name="T13"><text:line-break/></text:span><text:span text:style-name="T17">• model.compile(loss='mean_squared_error', optimizer='adam'): Compiles the model with mean squared error loss and Adam optimizer.</text:span><text:span text:style-name="T13"><text:line-break/></text:span><text:span text:style-name="T17">• model.fit(X_train, y_train, epochs=10, batch_size=32): Trains the neural network model on the training data.</text:span><text:span text:style-name="T13"><text:line-break/></text:span><text:span text:style-name="T17">This code provides a basic example of data preprocessing, model training, and evaluation using popular Python libraries.</text:span><text:span text:style-name="T13"><text:line-break/><text:line-break/></text:span><text:soft-page-break/><text:span text:style-name="T13"><text:line-break/><text:line-break/></text:span><text:line-break/><text:line-break/><text:span text:style-name="T16"> Resources section:</text:span><text:line-break/><text:span text:style-name="T17">Page 26: Datasets</text:span><text:span text:style-name="T13"><text:line-break/></text:span><text:span text:style-name="T17">• Kaggle: Air Quality dataset from Kaggle, containing PM2.5 readings from various locations.</text:span><text:span text:style-name="T13"><text:line-break/></text:span><text:span text:style-name="T17">• UCI Machine Learning Repository: Air Quality dataset from UCI, containing pollutant concentrations and meteorological data.</text:span><text:span text:style-name="T13"><text:line-break/></text:span><text:span text:style-name="T17">• Other datasets: List other datasets used, such as government databases or research studies</text:span></text:p>
      <text:p text:style-name="P29">Here's a brief overview of the datasets:</text:p>
      <text:p text:style-name="P29"/>
      <text:p text:style-name="P29">1. **Kaggle: Air Quality Dataset**</text:p>
      <text:p text:style-name="P29"><text:s text:c="3"/>- Contains PM2.5 (particulate matter with a diameter less than 2.5 micrometers) readings from various locations.</text:p>
      <text:p text:style-name="P29"><text:s text:c="3"/>- Typically includes timestamped data, which can be used to analyze pollution trends and patterns over time.</text:p>
      <text:p text:style-name="P29"/>
      <text:p text:style-name="P29">2. **UCI Machine Learning Repository: Air Quality Dataset**</text:p>
      <text:p text:style-name="P29"><text:s text:c="3"/>- Features pollutant concentrations (e.g., CO, NO2, O3) and meteorological data (e.g., temperature, humidity, wind speed).</text:p>
      <text:p text:style-name="P29"><text:s text:c="3"/>- Useful for studying the relationship between air quality and weather conditions.</text:p>
      <text:p text:style-name="P29"/>
      <text:p text:style-name="P29">3. **Other Datasets**</text:p>
      <text:p text:style-name="P29"><text:s text:c="3"/>- **Government Databases:** Many countries have air quality monitoring networks with publicly available datasets, such as the EPA’s AirData in the US or the European Environment Agency (EEA) Air Quality Index.</text:p>
      <text:p text:style-name="P29"><text:s text:c="3"/>- **Research Studies:** Academic and research institutions often release specialized datasets for specific studies, such as urban air quality measurements or longitudinal studies on pollution effects.</text:p>
      <text:p text:style-name="P29"/>
      <text:p text:style-name="P29">These datasets are valuable for analyzing air quality trends, understanding pollutant impacts, and developing predictive models.</text:p>
      <text:p text:style-name="P29"/>
      <text:p text:style-name="P37"><text:soft-page-break/><text:span text:style-name="T17">.</text:span><text:span text:style-name="T13"><text:line-break/></text:span><text:span text:style-name="T17">Page 27: Computational Resources</text:span><text:span text:style-name="T13"><text:line-break/></text:span><text:span text:style-name="T17">• GPU: NVIDIA GeForce GTX 1080 Ti or similar for accelerated computing.</text:span><text:span text:style-name="T13"><text:line-break/></text:span><text:span text:style-name="T17">• RAM: 16 GB or more for handling large datasets.</text:span><text:span text:style-name="T13"><text:line-break/></text:span><text:span text:style-name="T17">• CPU: Intel Core i7 or similar for efficient processing.</text:span><text:span text:style-name="T13"><text:line-break/></text:span><text:span text:style-name="T17">• Storage: 512 GB or more for storing datasets and models.Here's a brief overview of the computational resources mentioned on Page 27:</text:span></text:p>
      <text:p text:style-name="P29"/>
      <text:p text:style-name="P29">1. **GPU: NVIDIA GeForce GTX 1080 Ti or similar**</text:p>
      <text:p text:style-name="P29"><text:s text:c="3"/>- **Purpose:** Accelerates computations, especially for tasks involving large-scale data processing or machine learning. GPUs handle parallel processing efficiently, speeding up tasks like training neural networks.</text:p>
      <text:p text:style-name="P29"/>
      <text:p text:style-name="P29">2. **RAM: 16 GB or more**</text:p>
      <text:p text:style-name="P29"><text:s text:c="3"/>- **Purpose:** Provides sufficient memory to handle and process large datasets and run multiple applications simultaneously. More RAM allows for smoother performance and faster data access.</text:p>
      <text:p text:style-name="P29"/>
      <text:p text:style-name="P29">3. **CPU: Intel Core i7 or similar**</text:p>
      <text:p text:style-name="P29"><text:s text:c="3"/>- **Purpose:** Handles general processing tasks efficiently. A powerful CPU ensures quick execution of computations, data processing, and overall system performance.</text:p>
      <text:p text:style-name="P29"/>
      <text:p text:style-name="P29">4. **Storage: 512 GB or more**</text:p>
      <text:p text:style-name="P29"><text:s text:c="3"/>- **Purpose:** Provides ample space for storing large datasets, models, and other data-related files. Adequate storage capacity is crucial for managing and accessing large volumes of data efficiently.</text:p>
      <text:p text:style-name="P29"/>
      <text:p text:style-name="P37"><text:span text:style-name="T13"><text:line-break/></text:span><text:span text:style-name="T17">Page 28: Software and Tools</text:span><text:span text:style-name="T13"><text:line-break/></text:span><text:span text:style-name="T17">• Python: Version 3.8 or later for development and deployment.</text:span><text:span text:style-name="T13"><text:line-break/></text:span><text:span text:style-name="T17">• TensorFlow: Version 2.4 or later for building and training machine</text:span><text:span text:style-name="T16"> </text:span><text:span text:style-name="T17">learning models.</text:span><text:span text:style-name="T13"><text:line-break/></text:span><text:span text:style-name="T17">• Scikit-learn: Version 1.0 or later for preprocessing and evaluating models.</text:span><text:span text:style-name="T13"><text:line-break/></text:span><text:span text:style-name="T17">• Other tools: List other software and tools used, such as Jupyter Notebook or Git.</text:span></text:p>
      <text:p text:style-name="P29">Sure! Here’s a brief explanation:</text:p>
      <text:p text:style-name="P29"><text:soft-page-break/></text:p>
      <text:p text:style-name="P29">- **Python**: You should use Python 3.8 or later for your development and deployment work. Python is a versatile programming language commonly used for data analysis, machine learning, and web development.</text:p>
      <text:p text:style-name="P29"/>
      <text:p text:style-name="P29">- **TensorFlow**: This is an open-source library for building and training machine learning models. Version 2.4 or later includes features and improvements that facilitate creating and optimizing models for various applications.</text:p>
      <text:p text:style-name="P29"/>
      <text:p text:style-name="P29">- **Scikit-learn**: This library is used for preprocessing data and evaluating machine learning models. Version 1.0 or later provides tools for model selection, evaluation metrics, and data preprocessing tasks.</text:p>
      <text:p text:style-name="P29"/>
      <text:p text:style-name="P29">- **Other Tools**: You may also use additional software like Jupyter Notebook for interactive development and Git for version control. Jupyter Notebook allows you to write and run code in a notebook interface, while Git helps manage changes to your codebase and collaborate with others.</text:p>
      <text:p text:style-name="P29"/>
      <text:p text:style-name="P37"><text:span text:style-name="T13"><text:line-break/></text:span><text:span text:style-name="T17">Page 29: Online Resources</text:span><text:span text:style-name="T13"><text:line-break/></text:span><text:span text:style-name="T17">• Machine Learning tutorials: Links to tutorials on machine learning concepts and techniques.</text:span><text:span text:style-name="T13"><text:line-break/></text:span><text:span text:style-name="T17">• AQI prediction resources: Links to research papers, articles, and websites on AQI prediction.</text:span><text:span text:style-name="T13"><text:line-break/></text:span><text:span text:style-name="T17">• Kaggle competitions: Links to Kaggle competitions related to AQI prediction or air quality.</text:span></text:p>
      <text:p text:style-name="P29">1. **Machine Learning Tutorials**: Provides links to educational resources that cover various machine learning concepts and techniques, which can be helpful for understanding and implementing models for predicting AQI.</text:p>
      <text:p text:style-name="P29"/>
      <text:p text:style-name="P29">2. **AQI Prediction Resources**: Contains links to research papers, articles, and websites that focus on predicting AQI, offering insights into current methods and advancements in this field.</text:p>
      <text:p text:style-name="P29"/>
      <text:p text:style-name="P37"><text:span text:style-name="T17">3. **Kaggle Competitions**: Lists links to Kaggle competitions related to AQI prediction or air quality, where you can participate in challenges to </text:span><text:soft-page-break/><text:span text:style-name="T17">apply machine learning techniques and compare your solutions with others.</text:span></text:p>
      <text:p text:style-name="P37"><text:span text:style-name="T13"><text:line-break/></text:span><text:span text:style-name="T17">Page 30: Resources Summary</text:span><text:span text:style-name="T13"><text:line-break/></text:span><text:span text:style-name="T17">• Summary: Recap the datasets, computational resources, software, and online resources used for the project.</text:span><text:span text:style-name="T13"><text:line-break/></text:span><text:span text:style-name="T17">• Acknowledgments: Acknowledge any contributions or support from individuals or organizations.</text:span><text:span text:style-name="T13"><text:line-break/></text:span><text:span text:style-name="T17">This section provides a concise overview of the resources used for the project, including datasets, computational resources, software, and online resources.</text:span><text:span text:style-name="T13"><text:line-break/><text:line-break/><text:line-break/><text:line-break/><text:line-break/><text:line-break/><text:line-break/><text:line-break/><text:line-break/><text:line-break/><text:line-break/><text:line-break/><text:line-break/></text:span><text:line-break/><text:line-break/><text:span text:style-name="T16">References section:</text:span><text:line-break/><text:span text:style-name="T17">Page 31: Academic Papers and Articles</text:span><text:span text:style-name="T13"><text:line-break/></text:span><text:span text:style-name="T17">• Research papers: List papers from top-tier conferences and journals, such as NeurIPS, ICML, and Environmental Science &amp; Technology.</text:span><text:span text:style-name="T13"><text:line-break/></text:span><text:span text:style-name="T17">• Articles: Include articles from reputable sources, like The New York Times, Nature, and Science.</text:span><text:span text:style-name="T13"><text:line-break/></text:span><text:span text:style-name="T17">Page 32: Books and Online Resources</text:span><text:span text:style-name="T13"><text:line-break/></text:span><text:span text:style-name="T17">• Machine learning books: List books on machine learning, such as "Pattern Recognition and Machine Learning" by Christopher Bishop.</text:span><text:span text:style-name="T13"><text:line-break/></text:span><text:span text:style-name="T17">• AQI prediction resources: Include online resources, like the EPA's Air Quality Index webpage and the World Health Organization's air pollution guidelines.</text:span><text:span text:style-name="T13"><text:line-break/></text:span><text:span text:style-name="T17">Page 33: Links to Research Papers and Articles</text:span><text:span text:style-name="T13"><text:line-break/></text:span><text:span text:style-name="T17">• DOI links: Provide links to papers using their Digital Object Identifiers </text:span><text:soft-page-break/><text:span text:style-name="T17">(DOIs).</text:span><text:span text:style-name="T13"><text:line-break/></text:span><text:span text:style-name="T17">• URLs: Include URLs for online articles and resources.</text:span><text:span text:style-name="T13"><text:line-break/></text:span><text:span text:style-name="T17">Page 34: Key Findings Summary</text:span><text:span text:style-name="T13"><text:line-break/></text:span><text:span text:style-name="T17">• Summary: Summarize the key findings from the references, highlighting important results and insights.</text:span><text:span text:style-name="T13"><text:line-break/></text:span><text:span text:style-name="T17">• Methodologies: Discuss the methodologies used in the references, including data preprocessing, feature engineering, and model evaluation.</text:span><text:span text:style-name="T13"><text:line-break/></text:span><text:span text:style-name="T17">Page 35: Bibliography</text:span><text:span text:style-name="T13"><text:line-break/></text:span><text:span text:style-name="T17">• APA format: List all references in APA format, including papers, articles, books, and online resources.</text:span><text:span text:style-name="T13"><text:line-break/></text:span><text:span text:style-name="T17">• Alphabetical order: Organize the bibliography in alphabetical order by author's last name.</text:span><text:span text:style-name="T13"><text:line-break/></text:span><text:span text:style-name="T17">This section provides a comprehensive list of references used for research, including academic papers, articles, books, and online resources. The bibliography is formatted in APA style and organized alphabetically for easy reference.</text:span><text:span text:style-name="T13"><text:line-break/><text:line-break/><text:line-break/><text:line-break/></text:span><text:line-break/><text:line-break/><text:line-break/><text:line-break/><text:line-break/><text:line-break/><text:span text:style-name="T16"> Conclusion section:</text:span><text:line-break/><text:span text:style-name="T17">Page 36: Key Findings and Results</text:span><text:span text:style-name="T13"><text:line-break/></text:span><text:span text:style-name="T17">• Summary: Recap the main findings and results of the report, including the performance of the machine learning models and the importance of feature engineering.</text:span><text:span text:style-name="T13"><text:line-break/></text:span><text:span text:style-name="T17">• Results: Highlight the key results, such as the accuracy of the models and the effectiveness of the feature selection process.</text:span><text:span text:style-name="T13"><text:line-break/></text:span><text:span text:style-name="T17">Page 37: Future Directions</text:span><text:span text:style-name="T13"><text:line-break/></text:span><text:span text:style-name="T17">• Research: Discuss potential areas for future research, such as exploring new machine learning algorithms or incorporating additional data sources.</text:span><text:span text:style-name="T13"><text:line-break/></text:span><text:span text:style-name="T17">• Improvement: Suggest ways to improve the current approach, like collecting more data or refining the feature engineering process.</text:span><text:span text:style-name="T13"><text:line-break/></text:span><text:span text:style-name="T17">Page 38: Potential Impact</text:span><text:span text:style-name="T13"><text:line-break/></text:span><text:span text:style-name="T17">• Public Health: Explain how accurate AQI prediction can inform public </text:span><text:soft-page-break/><text:span text:style-name="T17">health policy and protect vulnerable populations.</text:span><text:span text:style-name="T13"><text:line-break/></text:span><text:span text:style-name="T17">• Environmental Policy: Discuss how AQI prediction can guide environmental policy and reduce air pollution.</text:span><text:span text:style-name="T13"><text:line-break/></text:span><text:span text:style-name="T17">Page 39: Recommendations</text:span><text:span text:style-name="T13"><text:line-break/></text:span><text:span text:style-name="T17">• Future Work: Provide specific recommendations for future work, such as exploring new data sources or developing more advanced machine learning models.</text:span><text:span text:style-name="T13"><text:line-break/></text:span><text:span text:style-name="T17">• Collaboration: Suggest opportunities for collaboration between rsearchers, policymakers, and industry experts.</text:span><text:span text:style-name="T13"><text:line-break/></text:span><text:span text:style-name="T17">Page 40: Final Thought</text:span><text:span text:style-name="T13"><text:line-break/></text:span><text:span text:style-name="T17">• Call to Action: End the report with a cal to action, encouraging readers to take steps to address air pollution and promote environmental sustainability.</text:span><text:span text:style-name="T13"><text:line-break/></text:span><text:span text:style-name="T17">• Final Thought: Offer a final thought or reflection on the importance of AQI prediction and its potential to drive positive change.</text:span><text:span text:style-name="T13"><text:line-break/></text:span><text:span text:style-name="T17">This section provides a concise summary of the report's key findings and results, while also looking forward to future directions, potential impact, and recommendations for future work. The final thought or call to action encourages readers to take action and make a difference.</text:span></text:p>
      <text:p text:style-name="P29"/>
      <text:p text:style-name="P29"/>
      <text:p text:style-name="P29"/>
      <text:p text:style-name="P29"/>
      <text:p text:style-name="P24"/>
      <text:p text:style-name="P24"/>
      <text:p text:style-name="P34">Here's a basic machine learning code for AQI prediction using Python and the Scikit-learn library:</text:p>
      <text:p text:style-name="P43"><text:span text:style-name="Source_20_Text"><text:span text:style-name="T12"># Import necessary libraries</text:span></text:span></text:p>
      <text:p text:style-name="P44"><text:span text:style-name="Source_20_Text"><text:span text:style-name="T12">import pandas as pd</text:span></text:span></text:p>
      <text:p text:style-name="P44"><text:span text:style-name="Source_20_Text"><text:span text:style-name="T12">from sklearn.model_selection import train_test_split</text:span></text:span></text:p>
      <text:p text:style-name="P44"><text:span text:style-name="Source_20_Text"><text:span text:style-name="T12">from sklearn.ensemble import RandomForestRegressor</text:span></text:span></text:p>
      <text:p text:style-name="P44"><text:span text:style-name="Source_20_Text"><text:span text:style-name="T12">from sklearn.metrics import mean_squared_error</text:span></text:span></text:p>
      <text:p text:style-name="P45"/>
      <text:p text:style-name="P44"><text:span text:style-name="Source_20_Text"><text:span text:style-name="T12"># Load dataset</text:span></text:span></text:p>
      <text:p text:style-name="P44"><text:soft-page-break/><text:span text:style-name="Source_20_Text"><text:span text:style-name="T12">df = pd.read_csv('aqi_data.csv')</text:span></text:span></text:p>
      <text:p text:style-name="P45"/>
      <text:p text:style-name="P44"><text:span text:style-name="Source_20_Text"><text:span text:style-name="T12"># Preprocess data</text:span></text:span></text:p>
      <text:p text:style-name="P44"><text:span text:style-name="Source_20_Text"><text:span text:style-name="T12">X = df.drop(['AQI'], axis=1)</text:span></text:span></text:p>
      <text:p text:style-name="P44"><text:span text:style-name="Source_20_Text"><text:span text:style-name="T12">y = df['AQI']</text:span></text:span></text:p>
      <text:p text:style-name="P45"/>
      <text:p text:style-name="P44"><text:span text:style-name="Source_20_Text"><text:span text:style-name="T12"># Split data into training and testing sets</text:span></text:span></text:p>
      <text:p text:style-name="P44"><text:span text:style-name="Source_20_Text"><text:span text:style-name="T12">X_train, X_test, y_train, y_test = train_test_split(X, y, test_size=0.2, random_state=42)</text:span></text:span></text:p>
      <text:p text:style-name="P45"/>
      <text:p text:style-name="P44"><text:span text:style-name="Source_20_Text"><text:span text:style-name="T12"># Initialize and train random forest model</text:span></text:span></text:p>
      <text:p text:style-name="P44"><text:span text:style-name="Source_20_Text"><text:span text:style-name="T12">rf_model = RandomForestRegressor(n_estimators=100, random_state=42)</text:span></text:span></text:p>
      <text:p text:style-name="P44"><text:span text:style-name="Source_20_Text"><text:span text:style-name="T12">rf_model.fit(X_train, y_train)</text:span></text:span></text:p>
      <text:p text:style-name="P45"/>
      <text:p text:style-name="P44"><text:span text:style-name="Source_20_Text"><text:span text:style-name="T12"># Make predictions on testing data</text:span></text:span></text:p>
      <text:p text:style-name="P44"><text:span text:style-name="Source_20_Text"><text:span text:style-name="T12">y_pred = rf_model.predict(X_test)</text:span></text:span></text:p>
      <text:p text:style-name="P45"/>
      <text:p text:style-name="P44"><text:span text:style-name="Source_20_Text"><text:span text:style-name="T12"># Evaluate model performance</text:span></text:span></text:p>
      <text:p text:style-name="P44"><text:span text:style-name="Source_20_Text"><text:span text:style-name="T12">mse = mean_squared_error(y_test, y_pred)</text:span></text:span></text:p>
      <text:p text:style-name="P44"><text:span text:style-name="Source_20_Text"><text:span text:style-name="T12">print(f'MSE: {mse:.2f}')</text:span></text:span></text:p>
      <text:p text:style-name="P45"/>
      <text:p text:style-name="P44"><text:span text:style-name="Source_20_Text"><text:span text:style-name="T12"># Use the model to make predictions on new data</text:span></text:span></text:p>
      <text:p text:style-name="P44"><text:soft-page-break/><text:span text:style-name="Source_20_Text"><text:span text:style-name="T12">new_data = pd.DataFrame({'PM2.5': [20], 'PM10': [30], 'NO2': [10]})</text:span></text:span></text:p>
      <text:p text:style-name="P44"><text:span text:style-name="Source_20_Text"><text:span text:style-name="T12">new_prediction = rf_model.predict(new_data)</text:span></text:span></text:p>
      <text:p text:style-name="P44"><text:span text:style-name="Source_20_Text"><text:span text:style-name="T12">print(f'Predicted AQI: {new_prediction[0]:.2f}')</text:span></text:span></text:p>
      <text:p text:style-name="P62">This code assumes you have a CSV file named 'aqi_data.csv' containing the dataset, with columns for PM2.5, PM10, NO2, and AQI. It preprocesses the data, splits it into training and testing sets, trains a random forest model, makes predictions, evaluates the model's performance, and uses the model to make a prediction on new data.</text:p>
      <text:p text:style-name="P39"/>
      <text:p text:style-name="P40">The Air Quality Index (AQI) Prediction using Machine Learning project aims to develop a predictive model that can accurately forecast AQI values based on historical data of pollutant concentrations and meteorological factors. The project involves collecting and preprocessing data, developing and training a machine learning model, evaluating the model's performance, and using the model to make predictions on new data.</text:p>
      <text:p text:style-name="P41">Data Collection</text:p>
      <text:p text:style-name="P42">The project collects historical data of pollutant concentrations (PM2.5, PM10, NO2, etc.) and meteorological factors (temperature, humidity, wind speed, etc.) from various sources, including:</text:p>
      <text:list xml:id="list4178379196" text:style-name="L1">
        <text:list-header>
          <text:p text:style-name="P47">Government databases</text:p>
          <text:p text:style-name="P66">Research studies</text:p>
          <text:p text:style-name="P66">Online repositories</text:p>
          <text:p text:style-name="P66">Air quality monitoring stations</text:p>
        </text:list-header>
      </text:list>
      <text:p text:style-name="P63">Data Preprocessing</text:p>
      <text:p text:style-name="P64">The collected data is preprocessed to handle missing values, normalize, and feature scale. This includes:</text:p>
      <text:list xml:id="list1620620328" text:style-name="L9">
        <text:list-header>
          <text:p text:style-name="P55">Handling missing values using imputation techniques</text:p>
          <text:p text:style-name="P74"><text:soft-page-break/>Normalizing data using techniques like Min-Max Scaler</text:p>
          <text:p text:style-name="P74">Feature scaling using techniques like Standard Scaler</text:p>
        </text:list-header>
      </text:list>
      <text:p text:style-name="P63">Model Development</text:p>
      <text:p text:style-name="P64">The preprocessed data is used to develop and train a machine learning model. The project explores various machine learning algorithms, including:</text:p>
      <text:list xml:id="list738706516" text:style-name="L10">
        <text:list-header>
          <text:p text:style-name="P56">Linear Regression</text:p>
          <text:p text:style-name="P75">Decision Trees</text:p>
          <text:p text:style-name="P75">Random Forest</text:p>
          <text:p text:style-name="P75">Neural Networks</text:p>
        </text:list-header>
      </text:list>
      <text:p text:style-name="P63">Model Evaluation</text:p>
      <text:p text:style-name="P64">The trained model is evaluated using various metrics, including:</text:p>
      <text:list xml:id="list1422639250" text:style-name="L11">
        <text:list-header>
          <text:p text:style-name="P57">Mean Squared Error (MSE)</text:p>
          <text:p text:style-name="P76">Root Mean Squared Error (RMSE)</text:p>
          <text:p text:style-name="P76">Coefficient of Determination (R-squared)</text:p>
        </text:list-header>
      </text:list>
      <text:p text:style-name="P63">Prediction</text:p>
      <text:p text:style-name="P64">The trained model is used to make predictions on new data. The project develops a user-friendly interface for making predictions, allowing users to input new data and receive predicted AQI values.</text:p>
      <text:p text:style-name="P63">Technologies Used</text:p>
      <text:p text:style-name="P64">The project uses various technologies, including:</text:p>
      <text:list xml:id="list1827791038" text:style-name="L12">
        <text:list-header>
          <text:p text:style-name="P58">Python programming language</text:p>
          <text:p text:style-name="P77">Scikit-learn library for machine learning</text:p>
          <text:p text:style-name="P77">Pandas library for data manipulation and analysis</text:p>
          <text:p text:style-name="P77">NumPy library for numerical computations</text:p>
          <text:p text:style-name="P77">Matplotlib and Seaborn libraries for data visualization</text:p>
        </text:list-header>
      </text:list>
      <text:p text:style-name="P63">Expected Outcomes</text:p>
      <text:p text:style-name="P64">The project expects to achieve the following outcomes:</text:p>
      <text:list xml:id="list2237494127" text:style-name="L13">
        <text:list-header>
          <text:p text:style-name="P59"><text:soft-page-break/>A trained machine learning model that can accurately predict AQI values based on historical data</text:p>
          <text:p text:style-name="P78">A comprehensive evaluation of the model's performance using various metrics</text:p>
          <text:p text:style-name="P78">A user-friendly interface for making predictions on new data</text:p>
        </text:list-header>
      </text:list>
      <text:p text:style-name="P63">Potential Applications</text:p>
      <text:p text:style-name="P64">The project has various potential applications, including:</text:p>
      <text:list xml:id="list2133991874" text:style-name="L14">
        <text:list-header>
          <text:p text:style-name="P60">Air quality monitoring and forecasting</text:p>
          <text:p text:style-name="P79">Public health policy-making</text:p>
          <text:p text:style-name="P79">Environmental sustainability planning</text:p>
          <text:p text:style-name="P79">Industrial process optimization</text:p>
        </text:list-header>
      </text:list>
      <text:p text:style-name="P63">Future Work</text:p>
      <text:p text:style-name="P64">The project has various potential areas for future work, including:</text:p>
      <text:list xml:id="list1674381678" text:style-name="L15">
        <text:list-header>
          <text:p text:style-name="P61">Collecting more data to improve the model's accuracy</text:p>
          <text:p text:style-name="P80">Experimenting with different machine learning algorithms and techniques</text:p>
          <text:p text:style-name="P80">Developing a real-time AQI prediction system</text:p>
          <text:p text:style-name="P80">Integrating the model with other environmental monitoring systems</text:p>
        </text:list-header>
      </text:list>
      <text:p text:style-name="P81"/>
      <text:p text:style-name="P39"/>
      <text:p text:style-name="P25"><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Arial, sans-serif"/>
    <style:font-face style:name="var body-font-family" svg:font-family="'var body-font-family', 'var font-family-segoe'"/>
    <style:font-face style:name="Arial2"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Courier New" fo:font-family="'Courier New'" style:font-family-generic="modern" style:font-pitch="fixed" style:font-name-asian="NSimSun1" style:font-family-asian="NSimSun" style:font-family-generic-asian="modern" style:font-pitch-asian="fixed" style:font-name-complex="Courier New" style:font-family-complex="'Courier New'"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8-01T09:27:07.246000000</meta:creation-date>
    <dc:date>2024-08-01T14:46:40.182000000</dc:date>
    <meta:editing-duration>PT37M45S</meta:editing-duration>
    <meta:editing-cycles>3</meta:editing-cycles>
    <meta:generator>Neat_Office/6.2.8.2$Windows_x86 LibreOffice_project/</meta:generator>
    <meta:document-statistic meta:table-count="0" meta:image-count="0" meta:object-count="0" meta:page-count="30" meta:paragraph-count="251" meta:word-count="6627" meta:character-count="47700" meta:non-whitespace-character-count="41154"/>
  </office:meta>
</office:document-meta>
</file>